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 style:master-page-name="Standard">
      <style:table-properties style:width="17.754cm" fo:margin-left="-2.501cm" style:page-number="auto" table:align="left" style:writing-mode="lr-tb"/>
    </style:style>
    <style:style style:name="Tabela1.A" style:family="table-column">
      <style:table-column-properties style:column-width="4.501cm"/>
    </style:style>
    <style:style style:name="Tabela1.B" style:family="table-column">
      <style:table-column-properties style:column-width="0.501cm"/>
    </style:style>
    <style:style style:name="Tabela1.C" style:family="table-column">
      <style:table-column-properties style:column-width="4.001cm"/>
    </style:style>
    <style:style style:name="Tabela1.D" style:family="table-column">
      <style:table-column-properties style:column-width="2cm"/>
    </style:style>
    <style:style style:name="Tabela1.F" style:family="table-column">
      <style:table-column-properties style:column-width="4.75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style:border-line-width-bottom="0.106cm 0.026cm 0.026cm" fo:padding-left="0.191cm" fo:padding-right="0.191cm" fo:padding-top="0cm" fo:padding-bottom="0cm" fo:border-left="none" fo:border-right="none" fo:border-top="none" fo:border-bottom="4.5pt double #000000" style:writing-mode="lr-tb"/>
    </style:style>
    <style:style style:name="Tabela1.A2" style:family="table-cell">
      <style:table-cell-properties style:vertical-align="top" style:border-line-width-top="0.106cm 0.026cm 0.026cm" fo:padding-left="0.191cm" fo:padding-right="0.191cm" fo:padding-top="0cm" fo:padding-bottom="0cm" fo:border-left="none" fo:border-right="none" fo:border-top="4.5pt double #000000" fo:border-bottom="none" style:writing-mode="lr-tb"/>
    </style:style>
    <style:style style:name="Tabela1.3" style:family="table-row">
      <style:table-row-properties style:row-height="0.642cm" fo:keep-together="always"/>
    </style:style>
    <style:style style:name="Tabela1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.4" style:family="table-row">
      <style:table-row-properties style:row-height="0.953cm" fo:keep-together="always"/>
    </style:style>
    <style:style style:name="Tabela1.A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.C4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dotted #000000" style:writing-mode="lr-tb"/>
    </style:style>
    <style:style style:name="Tabela1.A5" style:family="table-cell">
      <style:table-cell-properties style:vertical-align="middle" style:border-line-width-bottom="0.106cm 0.026cm 0.026cm" fo:padding-left="0.191cm" fo:padding-right="0.191cm" fo:padding-top="0cm" fo:padding-bottom="0cm" fo:border-left="none" fo:border-right="none" fo:border-top="none" fo:border-bottom="4.5pt double #000000" style:writing-mode="lr-tb"/>
    </style:style>
    <style:style style:name="Tabela1.6" style:family="table-row">
      <style:table-row-properties style:row-height="1.164cm" fo:keep-together="always"/>
    </style:style>
    <style:style style:name="Tabela1.A6" style:family="table-cell">
      <style:table-cell-properties style:vertical-align="middle" style:border-line-width-top="0.106cm 0.026cm 0.026cm" fo:padding-left="0.191cm" fo:padding-right="0.191cm" fo:padding-top="0cm" fo:padding-bottom="0cm" fo:border-left="none" fo:border-right="none" fo:border-top="4.5pt double #000000" fo:border-bottom="none" style:writing-mode="lr-tb"/>
    </style:style>
    <style:style style:name="Tabela1.C6" style:family="table-cell">
      <style:table-cell-properties style:vertical-align="middle" style:border-line-width-top="0.106cm 0.026cm 0.026cm" fo:padding-left="0.191cm" fo:padding-right="0.191cm" fo:padding-top="0cm" fo:padding-bottom="0cm" fo:border-left="none" fo:border-right="none" fo:border-top="4.5pt double #000000" fo:border-bottom="0.5pt dotted #000000" style:writing-mode="lr-tb"/>
    </style:style>
    <style:style style:name="Tabela1.C7" style:family="table-cell">
      <style:table-cell-properties style:vertical-align="middle" fo:padding-left="0.191cm" fo:padding-right="0.191cm" fo:padding-top="0cm" fo:padding-bottom="0cm" fo:border-left="none" fo:border-right="none" fo:border-top="0.5pt dotted #000000" fo:border-bottom="0.5pt dotted #000000" style:writing-mode="lr-tb"/>
    </style:style>
    <style:style style:name="Tabela1.8" style:family="table-row">
      <style:table-row-properties style:min-row-height="1.425cm" fo:keep-together="always"/>
    </style:style>
    <style:style style:name="Tabela1.C8" style:family="table-cell">
      <style:table-cell-properties style:vertical-align="middle" fo:padding-left="0.191cm" fo:padding-right="0.191cm" fo:padding-top="0cm" fo:padding-bottom="0cm" fo:border-left="none" fo:border-right="none" fo:border-top="0.5pt dotted #000000" fo:border-bottom="none" style:writing-mode="lr-tb"/>
    </style:style>
    <style:style style:name="Tabela1.9" style:family="table-row">
      <style:table-row-properties style:row-height="1.245cm" fo:keep-together="always"/>
    </style:style>
    <style:style style:name="Tabela1.10" style:family="table-row">
      <style:table-row-properties style:row-height="0.7cm" fo:keep-together="always"/>
    </style:style>
    <style:style style:name="Tabela1.11" style:family="table-row">
      <style:table-row-properties style:row-height="1.662cm" fo:keep-together="always"/>
    </style:style>
    <style:style style:name="Tabela1.13" style:family="table-row">
      <style:table-row-properties style:row-height="2.027cm" fo:keep-together="always"/>
    </style:style>
    <style:style style:name="Tabela1.14" style:family="table-row">
      <style:table-row-properties style:row-height="0.917cm" fo:keep-together="always"/>
    </style:style>
    <style:style style:name="Tabela1.15" style:family="table-row">
      <style:table-row-properties style:row-height="1.101cm" fo:keep-together="always"/>
    </style:style>
    <style:style style:name="Tabela1.B15" style:family="table-cell">
      <style:table-cell-properties style:vertical-align="top" fo:padding-left="0.191cm" fo:padding-right="0.191cm" fo:padding-top="0cm" fo:padding-bottom="0cm" fo:border-left="none" fo:border-right="none" fo:border-top="none" fo:border-bottom="0.5pt dotted #000000" style:writing-mode="lr-tb"/>
    </style:style>
    <style:style style:name="Tabela1.16" style:family="table-row">
      <style:table-row-properties style:row-height="0.847cm" fo:keep-together="always"/>
    </style:style>
    <style:style style:name="Tabela1.17" style:family="table-row">
      <style:table-row-properties style:row-height="2cm" fo:keep-together="always"/>
    </style:style>
    <style:style style:name="Tabela1.A17" style:family="table-cell">
      <style:table-cell-properties style:vertical-align="top" style:border-line-width-top="0.106cm 0.026cm 0.026cm" fo:padding-left="0.191cm" fo:padding-right="0.191cm" fo:padding-top="0cm" fo:padding-bottom="0cm" fo:border-left="none" fo:border-right="none" fo:border-top="4.5pt double #000000" fo:border-bottom="0.5pt solid #000000" style:writing-mode="lr-tb"/>
    </style:style>
    <style:style style:name="Tabela1.A18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2" style:family="table">
      <style:table-properties style:width="14.744cm" fo:margin-left="-0.123cm" table:align="left" style:writing-mode="lr-tb"/>
    </style:style>
    <style:style style:name="Tabela2.A" style:family="table-column">
      <style:table-column-properties style:column-width="7.362cm"/>
    </style:style>
    <style:style style:name="Tabela2.B" style:family="table-column">
      <style:table-column-properties style:column-width="7.38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.2" style:family="table-row">
      <style:table-row-properties style:min-row-height="1cm" fo:keep-together="always"/>
    </style:style>
    <style:style style:name="Tabela2.A3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3" style:family="table">
      <style:table-properties style:width="14.744cm" fo:margin-left="-0.123cm" table:align="left" style:writing-mode="lr-tb"/>
    </style:style>
    <style:style style:name="Tabela3.A" style:family="table-column">
      <style:table-column-properties style:column-width="7.362cm"/>
    </style:style>
    <style:style style:name="Tabela3.B" style:family="table-column">
      <style:table-column-properties style:column-width="7.382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1cm" fo:keep-together="always"/>
    </style:style>
    <style:style style:name="Tabela3.A3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4" style:family="table">
      <style:table-properties style:width="11.278cm" table:align="center" style:writing-mode="lr-tb"/>
    </style:style>
    <style:style style:name="Tabela4.A" style:family="table-column">
      <style:table-column-properties style:column-width="0.866cm"/>
    </style:style>
    <style:style style:name="Tabela4.B" style:family="table-column">
      <style:table-column-properties style:column-width="3.903cm"/>
    </style:style>
    <style:style style:name="Tabela4.C" style:family="table-column">
      <style:table-column-properties style:column-width="3.986cm"/>
    </style:style>
    <style:style style:name="Tabela4.D" style:family="table-column">
      <style:table-column-properties style:column-width="2.522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Tabela4.D1" style:family="table-cell">
      <style:table-cell-properties style:vertical-align="top" fo:padding-left="0.191cm" fo:padding-right="0.191cm" fo:padding-top="0cm" fo:padding-bottom="0cm" fo:border-left="0.5pt solid #000000" fo:border-right="1.5pt solid #000000" fo:border-top="1.5pt solid #000000" fo:border-bottom="1.5pt solid #000000" style:writing-mode="lr-tb"/>
    </style:style>
    <style:style style:name="Tabela4.A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5pt solid #000000" style:writing-mode="lr-tb"/>
    </style:style>
    <style:style style:name="Tabela4.B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4.D2" style:family="table-cell">
      <style:table-cell-properties style:vertical-align="top" fo:padding-left="0.191cm" fo:padding-right="0.191cm" fo:padding-top="0cm" fo:padding-bottom="0cm" fo:border-left="0.5pt solid #000000" fo:border-right="1.5pt solid #000000" fo:border-top="none" fo:border-bottom="0.5pt solid #000000" style:writing-mode="lr-tb"/>
    </style:style>
    <style:style style:name="Tabela4.A3" style:family="table-cell">
      <style:table-cell-properties style:vertical-align="top" fo:padding-left="0.191cm" fo:padding-right="0.191cm" fo:padding-top="0cm" fo:padding-bottom="0cm" fo:border-left="1.5pt solid #000000" fo:border-right="none" fo:border-top="0.5pt solid #000000" fo:border-bottom="0.5pt solid #000000" style:writing-mode="lr-tb"/>
    </style:style>
    <style:style style:name="Tabela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D3" style:family="table-cell">
      <style:table-cell-properties style:vertical-align="top" fo:padding-left="0.191cm" fo:padding-right="0.191cm" fo:padding-top="0cm" fo:padding-bottom="0cm" fo:border-left="0.5pt solid #000000" fo:border-right="1.5pt solid #000000" fo:border-top="0.5pt solid #000000" fo:border-bottom="0.5pt solid #000000" style:writing-mode="lr-tb"/>
    </style:style>
    <style:style style:name="Tabela4.A4" style:family="table-cell">
      <style:table-cell-properties style:vertical-align="top" fo:padding-left="0.191cm" fo:padding-right="0.191cm" fo:padding-top="0cm" fo:padding-bottom="0cm" fo:border-left="1.5pt solid #000000" fo:border-right="none" fo:border-top="0.5pt solid #000000" fo:border-bottom="none" style:writing-mode="lr-tb"/>
    </style:style>
    <style:style style:name="Tabela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ela4.D4" style:family="table-cell">
      <style:table-cell-properties style:vertical-align="top" fo:padding-left="0.191cm" fo:padding-right="0.191cm" fo:padding-top="0cm" fo:padding-bottom="0cm" fo:border-left="0.5pt solid #000000" fo:border-right="1.5pt solid #000000" fo:border-top="0.5pt solid #000000" fo:border-bottom="none" style:writing-mode="lr-tb"/>
    </style:style>
    <style:style style:name="Tabela4.A5" style:family="table-cell">
      <style:table-cell-properties style:vertical-align="top" fo:padding-left="0.191cm" fo:padding-right="0.191cm" fo:padding-top="0cm" fo:padding-bottom="0cm" fo:border-left="1.5pt solid #000000" fo:border-right="none" fo:border-top="0.5pt solid #000000" fo:border-bottom="1.5pt solid #000000" style:writing-mode="lr-tb"/>
    </style:style>
    <style:style style:name="Tabela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Tabela4.D5" style:family="table-cell">
      <style:table-cell-properties style:vertical-align="top"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P1" style:family="paragraph" style:parent-style-name="Standard" style:list-style-name="">
      <style:paragraph-properties fo:text-align="end" style:justify-single-word="false"/>
    </style:style>
    <style:style style:name="P2" style:family="paragraph" style:parent-style-name="Standard">
      <style:text-properties fo:font-size="11pt" fo:font-weight="bold" style:font-size-asian="11pt" style:font-weight-asian="bold" style:font-weight-complex="bold"/>
    </style:style>
    <style:style style:name="P3" style:family="paragraph" style:parent-style-name="Standard">
      <style:paragraph-properties fo:line-height="150%"/>
      <style:text-properties fo:font-size="11pt" officeooo:paragraph-rsid="001e33f2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letter-spacing="0.071cm"/>
    </style:style>
    <style:style style:name="P6" style:family="paragraph" style:parent-style-name="Standard">
      <style:text-properties fo:letter-spacing="0.035cm" fo:font-weight="bold" style:font-weight-asian="bold" style:font-weight-complex="bold"/>
    </style:style>
    <style:style style:name="P7" style:family="paragraph" style:parent-style-name="Standard">
      <style:paragraph-properties fo:line-height="150%"/>
      <style:text-properties officeooo:paragraph-rsid="001e33f2"/>
    </style:style>
    <style:style style:name="P8" style:family="paragraph" style:parent-style-name="Standard">
      <style:paragraph-properties style:snap-to-layout-grid="false"/>
      <style:text-properties fo:font-size="8pt" style:font-size-asian="8pt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text-properties fo:font-size="12pt" style:font-size-asian="12pt"/>
    </style:style>
    <style:style style:name="P11" style:family="paragraph" style:parent-style-name="Standard">
      <style:paragraph-properties fo:text-align="end" style:justify-single-word="false" fo:break-before="page"/>
    </style:style>
    <style:style style:name="P12" style:family="paragraph" style:parent-style-name="Standard" style:list-style-name="WW8Num13">
      <style:paragraph-properties fo:margin-left="0cm" fo:margin-right="0cm" fo:margin-top="0.423cm" fo:margin-bottom="0cm" loext:contextual-spacing="false" fo:text-indent="-0.635cm" style:auto-text-indent="false"/>
      <style:text-properties fo:font-size="11pt" style:font-size-asian="11pt"/>
    </style:style>
    <style:style style:name="P13" style:family="paragraph" style:parent-style-name="Standard">
      <style:paragraph-properties fo:margin-top="0.635cm" fo:margin-bottom="0cm" loext:contextual-spacing="false" fo:text-align="center" style:justify-single-word="false"/>
      <style:text-properties fo:font-size="8pt" style:font-size-asian="8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  <style:text-properties officeooo:paragraph-rsid="0021b53a"/>
    </style:style>
    <style:style style:name="P15" style:family="paragraph" style:parent-style-name="Heading_20_1" style:list-style-name="">
      <style:paragraph-properties fo:line-height="150%" fo:orphans="2" fo:widows="2"/>
      <style:text-properties officeooo:paragraph-rsid="001f4d96"/>
    </style:style>
    <style:style style:name="P16" style:family="paragraph" style:parent-style-name="Heading_20_1" style:master-page-name="Konwertuj_20_7">
      <style:paragraph-properties style:page-number="1"/>
    </style:style>
    <style:style style:name="P17" style:family="paragraph" style:parent-style-name="Heading_20_1" style:list-style-name="WW8Num14" style:master-page-name="Konwertuj_20_8">
      <style:paragraph-properties style:page-number="auto"/>
      <style:text-properties officeooo:paragraph-rsid="00212417"/>
    </style:style>
    <style:style style:name="P18" style:family="paragraph" style:parent-style-name="Heading_20_1" style:master-page-name="Konwertuj_20_10">
      <style:paragraph-properties style:page-number="auto"/>
      <style:text-properties officeooo:paragraph-rsid="0021b53a"/>
    </style:style>
    <style:style style:name="P19" style:family="paragraph" style:parent-style-name="Heading_20_1">
      <style:paragraph-properties fo:break-before="page"/>
      <style:text-properties officeooo:paragraph-rsid="001f4d96"/>
    </style:style>
    <style:style style:name="P20" style:family="paragraph" style:parent-style-name="Heading_20_2">
      <style:text-properties officeooo:paragraph-rsid="001f4d96"/>
    </style:style>
    <style:style style:name="P21" style:family="paragraph" style:parent-style-name="Heading_20_2">
      <style:text-properties officeooo:paragraph-rsid="0020b5a2"/>
    </style:style>
    <style:style style:name="P22" style:family="paragraph" style:parent-style-name="Heading_20_2" style:list-style-name="WW8Num14">
      <style:text-properties officeooo:paragraph-rsid="0021b53a"/>
    </style:style>
    <style:style style:name="P23" style:family="paragraph" style:parent-style-name="Zwykły">
      <style:paragraph-properties fo:line-height="100%"/>
    </style:style>
    <style:style style:name="P24" style:family="paragraph" style:parent-style-name="Zwykły">
      <style:paragraph-properties fo:line-height="100%" fo:text-align="center" style:justify-single-word="false"/>
    </style:style>
    <style:style style:name="P25" style:family="paragraph" style:parent-style-name="Zwykły">
      <style:paragraph-properties fo:line-height="100%" fo:text-align="center" style:justify-single-word="false"/>
      <style:text-properties officeooo:paragraph-rsid="001aa967"/>
    </style:style>
    <style:style style:name="P26" style:family="paragraph" style:parent-style-name="Zwykły">
      <style:paragraph-properties fo:line-height="100%" fo:text-align="center" style:justify-single-word="false"/>
      <style:text-properties fo:font-size="18pt" fo:letter-spacing="0.247cm" fo:font-weight="bold" style:font-size-asian="18pt" style:font-weight-asian="bold" style:font-size-complex="18pt"/>
    </style:style>
    <style:style style:name="P27" style:family="paragraph" style:parent-style-name="Zwykły">
      <style:paragraph-properties fo:line-height="100%"/>
      <style:text-properties fo:font-variant="small-caps" fo:font-weight="bold" style:font-weight-asian="bold"/>
    </style:style>
    <style:style style:name="P28" style:family="paragraph" style:parent-style-name="Zwykły">
      <style:paragraph-properties fo:line-height="100%"/>
      <style:text-properties fo:font-variant="small-caps" fo:font-weight="bold" style:font-weight-asian="bold" style:font-size-complex="12pt"/>
    </style:style>
    <style:style style:name="P29" style:family="paragraph" style:parent-style-name="Zwykły">
      <style:paragraph-properties fo:line-height="100%" fo:text-align="center" style:justify-single-word="false"/>
      <style:text-properties fo:font-variant="small-caps" fo:font-weight="bold" style:font-weight-asian="bold" style:font-size-complex="12pt"/>
    </style:style>
    <style:style style:name="P30" style:family="paragraph" style:parent-style-name="Zwykły">
      <style:paragraph-properties fo:line-height="100%" fo:text-align="start" style:justify-single-word="false"/>
      <style:text-properties fo:font-variant="small-caps" fo:font-size="15pt" fo:font-style="italic" fo:font-weight="bold" officeooo:paragraph-rsid="001aa967" style:font-size-asian="15pt" style:font-style-asian="italic" style:font-weight-asian="bold" style:font-size-complex="15pt"/>
    </style:style>
    <style:style style:name="P31" style:family="paragraph" style:parent-style-name="Zwykły">
      <style:paragraph-properties fo:line-height="100%" fo:text-align="start" style:justify-single-word="false"/>
      <style:text-properties fo:font-variant="small-caps" fo:font-size="15pt" fo:language="en" fo:country="US" fo:font-style="italic" fo:font-weight="bold" officeooo:paragraph-rsid="001aa967" style:font-size-asian="15pt" style:font-style-asian="italic" style:font-weight-asian="bold" style:font-size-complex="15pt"/>
    </style:style>
    <style:style style:name="P32" style:family="paragraph" style:parent-style-name="Zwykły">
      <style:paragraph-properties fo:line-height="100%" style:snap-to-layout-grid="false"/>
      <style:text-properties fo:font-variant="small-caps"/>
    </style:style>
    <style:style style:name="P33" style:family="paragraph" style:parent-style-name="Zwykły">
      <style:paragraph-properties fo:line-height="100%"/>
      <style:text-properties fo:font-variant="small-caps" fo:font-size="9pt" style:font-size-asian="9pt" style:font-size-complex="9pt"/>
    </style:style>
    <style:style style:name="P34" style:family="paragraph" style:parent-style-name="Zwykły">
      <style:paragraph-properties fo:line-height="100%" fo:text-align="center" style:justify-single-word="false"/>
      <style:text-properties fo:font-variant="small-caps" fo:font-size="9pt" style:font-size-asian="9pt" style:font-size-complex="9pt"/>
    </style:style>
    <style:style style:name="P35" style:family="paragraph" style:parent-style-name="Zwykły">
      <style:paragraph-properties fo:line-height="100%" fo:text-align="center" style:justify-single-word="false" style:snap-to-layout-grid="false"/>
      <style:text-properties fo:font-variant="small-caps" fo:font-size="9pt" style:font-size-asian="9pt" style:font-size-complex="9pt"/>
    </style:style>
    <style:style style:name="P36" style:family="paragraph" style:parent-style-name="Zwykły">
      <style:paragraph-properties fo:line-height="100%"/>
      <style:text-properties style:font-size-complex="12pt"/>
    </style:style>
    <style:style style:name="P37" style:family="paragraph" style:parent-style-name="Zwykły">
      <style:text-properties fo:font-style="italic" style:font-style-asian="italic"/>
    </style:style>
    <style:style style:name="P38" style:family="paragraph" style:parent-style-name="Zwykły">
      <style:paragraph-properties fo:text-align="start" style:justify-single-word="false"/>
    </style:style>
    <style:style style:name="P39" style:family="paragraph" style:parent-style-name="Zwykły">
      <style:paragraph-properties fo:text-align="center" style:justify-single-word="false"/>
      <style:text-properties fo:font-size="14pt" fo:letter-spacing="0.035cm" fo:font-weight="bold" style:font-size-asian="14pt" style:font-weight-asian="bold" style:font-size-complex="14pt"/>
    </style:style>
    <style:style style:name="P40" style:family="paragraph" style:parent-style-name="Zwykły">
      <style:paragraph-properties>
        <style:tab-stops>
          <style:tab-stop style:position="10.469cm"/>
        </style:tab-stops>
      </style:paragraph-properties>
    </style:style>
    <style:style style:name="P41" style:family="paragraph" style:parent-style-name="Zwykły">
      <style:text-properties officeooo:paragraph-rsid="001f4d96"/>
    </style:style>
    <style:style style:name="P42" style:family="paragraph" style:parent-style-name="Zwykły">
      <style:text-properties officeooo:rsid="0020b5a2" officeooo:paragraph-rsid="0020b5a2"/>
    </style:style>
    <style:style style:name="P43" style:family="paragraph" style:parent-style-name="Zwykły">
      <style:text-properties officeooo:rsid="00233f1d" officeooo:paragraph-rsid="00233f1d"/>
    </style:style>
    <style:style style:name="P44" style:family="paragraph" style:parent-style-name="Zwykły">
      <style:text-properties officeooo:rsid="0024fd97" officeooo:paragraph-rsid="0024fd97"/>
    </style:style>
    <style:style style:name="P45" style:family="paragraph" style:parent-style-name="Zwykły">
      <style:text-properties officeooo:rsid="0026f4a1" officeooo:paragraph-rsid="0026f4a1"/>
    </style:style>
    <style:style style:name="P46" style:family="paragraph" style:parent-style-name="Zwykły" style:list-style-name="L1">
      <style:text-properties officeooo:paragraph-rsid="0026f4a1"/>
    </style:style>
    <style:style style:name="P47" style:family="paragraph" style:parent-style-name="Zwykły">
      <style:paragraph-properties fo:margin-top="0cm" fo:margin-bottom="2.117cm" loext:contextual-spacing="false" fo:text-align="center" style:justify-single-word="false"/>
    </style:style>
    <style:style style:name="P48" style:family="paragraph" style:parent-style-name="Zwykły">
      <style:paragraph-properties fo:margin-left="8.251cm" fo:margin-right="0cm" fo:text-indent="0cm" style:auto-text-indent="false"/>
    </style:style>
    <style:style style:name="P49" style:family="paragraph" style:parent-style-name="Zwykły">
      <style:paragraph-properties fo:margin-top="2.54cm" fo:margin-bottom="0.212cm" loext:contextual-spacing="false" fo:text-align="center" style:justify-single-word="false"/>
    </style:style>
    <style:style style:name="P50" style:family="paragraph" style:parent-style-name="Zwykły">
      <style:paragraph-properties fo:margin-left="-2.251cm" fo:margin-right="0cm" fo:text-align="start" style:justify-single-word="false" fo:text-indent="0cm" style:auto-text-indent="false"/>
      <style:text-properties fo:font-weight="bold" style:font-weight-asian="bold" style:font-size-complex="12pt"/>
    </style:style>
    <style:style style:name="P51" style:family="paragraph" style:parent-style-name="Zwykły">
      <style:paragraph-properties fo:margin-left="-2.251cm" fo:margin-right="0cm" fo:text-align="center" style:justify-single-word="false" fo:text-indent="0cm" style:auto-text-indent="false"/>
      <style:text-properties fo:font-weight="bold" style:font-weight-asian="bold" style:font-size-complex="12pt"/>
    </style:style>
    <style:style style:name="P52" style:family="paragraph" style:parent-style-name="Zwykły">
      <style:paragraph-properties fo:margin-left="-2.251cm" fo:margin-right="0cm" fo:line-height="100%" fo:text-indent="0cm" style:auto-text-indent="false"/>
      <style:text-properties fo:font-size="8pt" fo:font-weight="bold" style:font-size-asian="8pt" style:font-weight-asian="bold" style:font-size-complex="14pt"/>
    </style:style>
    <style:style style:name="P53" style:family="paragraph" style:parent-style-name="Zwykły">
      <style:paragraph-properties fo:margin-left="-2.251cm" fo:margin-right="0cm" fo:text-indent="0cm" style:auto-text-indent="false"/>
      <style:text-properties style:font-size-complex="12pt"/>
    </style:style>
    <style:style style:name="P54" style:family="paragraph" style:parent-style-name="Zwykły">
      <style:paragraph-properties fo:margin-left="-2.251cm" fo:margin-right="0cm" fo:text-align="start" style:justify-single-word="false" fo:text-indent="0cm" style:auto-text-indent="false"/>
      <style:text-properties style:font-size-complex="12pt"/>
    </style:style>
    <style:style style:name="P55" style:family="paragraph" style:parent-style-name="Zwykły">
      <style:paragraph-properties fo:margin-left="-2.251cm" fo:margin-right="0cm" fo:text-indent="0cm" style:auto-text-indent="false"/>
      <style:text-properties officeooo:paragraph-rsid="001e33f2"/>
    </style:style>
    <style:style style:name="P56" style:family="paragraph" style:parent-style-name="Zwykły">
      <style:paragraph-properties fo:margin-left="-2.251cm" fo:margin-right="0cm" fo:text-indent="0.63cm" style:auto-text-indent="false"/>
      <style:text-properties style:font-size-complex="12pt"/>
    </style:style>
    <style:style style:name="P57" style:family="paragraph" style:parent-style-name="Zwykły">
      <style:paragraph-properties fo:margin-left="-2.251cm" fo:margin-right="0cm" fo:text-align="end" style:justify-single-word="false" fo:text-indent="0.63cm" style:auto-text-indent="false"/>
      <style:text-properties style:font-size-complex="12pt"/>
    </style:style>
    <style:style style:name="P58" style:family="paragraph" style:parent-style-name="Zwykły">
      <style:paragraph-properties fo:margin-left="6.35cm" fo:margin-right="0cm" fo:text-align="end" style:justify-single-word="false" fo:text-indent="2.251cm" style:auto-text-indent="false"/>
      <style:text-properties style:font-size-complex="12pt"/>
    </style:style>
    <style:style style:name="P59" style:family="paragraph" style:parent-style-name="Zwykły">
      <style:paragraph-properties fo:margin-top="0.423cm" fo:margin-bottom="0.212cm" loext:contextual-spacing="false"/>
    </style:style>
    <style:style style:name="P60" style:family="paragraph" style:parent-style-name="Zwykły">
      <style:paragraph-properties fo:margin-left="0.751cm" fo:margin-right="0cm" fo:line-height="100%" fo:text-align="start" style:justify-single-word="false" fo:text-indent="-0.751cm" style:auto-text-indent="false"/>
    </style:style>
    <style:style style:name="P61" style:family="paragraph" style:parent-style-name="Zwykły">
      <style:paragraph-properties fo:margin-left="0.723cm" fo:margin-right="0cm" fo:margin-top="0cm" fo:margin-bottom="0cm" loext:contextual-spacing="false" fo:line-height="100%" fo:text-indent="0cm" style:auto-text-indent="false" fo:keep-with-next="always"/>
      <style:text-properties fo:font-variant="small-caps" fo:font-size="13pt" fo:font-style="italic" fo:font-weight="bold" officeooo:paragraph-rsid="001aa967" style:font-size-asian="13pt" style:language-asian="pl" style:country-asian="PL" style:font-style-asian="italic" style:font-weight-asian="bold"/>
    </style:style>
    <style:style style:name="P62" style:family="paragraph" style:parent-style-name="Zwykły">
      <style:paragraph-properties fo:margin-left="0.723cm" fo:margin-right="0cm" fo:margin-top="0cm" fo:margin-bottom="0cm" loext:contextual-spacing="false" fo:line-height="100%" fo:text-indent="0cm" style:auto-text-indent="false" fo:keep-with-next="always"/>
      <style:text-properties fo:font-variant="small-caps" fo:font-size="13pt" fo:font-style="italic" fo:font-weight="bold" officeooo:rsid="001aa967" officeooo:paragraph-rsid="001aa967" style:font-size-asian="13pt" style:language-asian="pl" style:country-asian="PL" style:font-style-asian="italic" style:font-weight-asian="bold"/>
    </style:style>
    <style:style style:name="P63" style:family="paragraph" style:parent-style-name="Zwykły">
      <style:paragraph-properties fo:margin-left="0.723cm" fo:margin-right="0cm" fo:line-height="100%" fo:text-indent="0cm" style:auto-text-indent="false"/>
      <style:text-properties officeooo:paragraph-rsid="001aa967"/>
    </style:style>
    <style:style style:name="P64" style:family="paragraph" style:parent-style-name="Zwykły">
      <style:paragraph-properties fo:margin-left="0.522cm" fo:margin-right="0cm" fo:line-height="100%" fo:text-align="center" style:justify-single-word="false" fo:text-indent="0cm" style:auto-text-indent="false"/>
      <style:text-properties fo:font-variant="small-caps" officeooo:paragraph-rsid="001aa967"/>
    </style:style>
    <style:style style:name="P65" style:family="paragraph" style:parent-style-name="Zwykły">
      <style:paragraph-properties fo:break-before="page"/>
      <style:text-properties officeooo:rsid="0026f4a1" officeooo:paragraph-rsid="0026f4a1"/>
    </style:style>
    <style:style style:name="P66" style:family="paragraph" style:parent-style-name="Title">
      <style:text-properties fo:font-size="20pt" fo:font-weight="bold" officeooo:paragraph-rsid="001ac758" style:font-size-asian="20pt" style:font-weight-asian="bold" style:font-size-complex="20pt" style:font-weight-complex="bold"/>
    </style:style>
    <style:style style:name="P67" style:family="paragraph" style:parent-style-name="Contents_20_Heading" style:master-page-name="Konwertuj_20_4">
      <style:paragraph-properties style:page-number="auto"/>
    </style:style>
    <style:style style:name="P68" style:family="paragraph" style:parent-style-name="Contents_20_1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69" style:family="paragraph" style:parent-style-name="Nazwa_20_Uczelnii" style:list-style-name="" style:master-page-name="Konwertuj_20_1">
      <style:paragraph-properties style:page-number="auto"/>
    </style:style>
    <style:style style:name="P70" style:family="paragraph" style:parent-style-name="Nazwa_20_Uczelnii" style:master-page-name="Konwertuj_20_2">
      <style:paragraph-properties style:page-number="auto"/>
    </style:style>
    <style:style style:name="P71" style:family="paragraph" style:parent-style-name="Footer">
      <style:paragraph-properties fo:margin-left="0cm" fo:margin-right="0.635cm" fo:text-indent="0cm" style:auto-text-indent="false"/>
    </style:style>
    <style:style style:name="P72" style:family="paragraph" style:parent-style-name="Autor">
      <style:text-properties officeooo:rsid="0015d365" officeooo:paragraph-rsid="0015d365"/>
    </style:style>
    <style:style style:name="P73" style:family="paragraph" style:parent-style-name="Promotor">
      <style:paragraph-properties fo:margin-left="5.502cm" fo:margin-right="0cm" fo:text-indent="0cm" style:auto-text-indent="false"/>
      <style:text-properties officeooo:paragraph-rsid="00178935"/>
    </style:style>
    <style:style style:name="P74" style:family="paragraph" style:parent-style-name="Nagłówek_20_literatury" style:master-page-name="Konwertuj_20_11">
      <style:paragraph-properties style:page-number="auto"/>
    </style:style>
    <style:style style:name="P75" style:family="paragraph" style:parent-style-name="Tekst_20_w_20_tabeli">
      <style:paragraph-properties fo:text-align="center" style:justify-single-word="false"/>
    </style:style>
    <style:style style:name="P76" style:family="paragraph" style:parent-style-name="Tekst_20_w_20_tabeli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77" style:family="paragraph" style:parent-style-name="Podpis_20_rysunku_20_lub_20_tabeli">
      <style:paragraph-properties fo:text-align="center" style:justify-single-word="false"/>
    </style:style>
    <style:style style:name="P78" style:family="paragraph" style:parent-style-name="Podpis_20_rysunku_20_lub_20_tabeli">
      <style:paragraph-properties fo:margin-left="1.501cm" fo:margin-right="0cm" fo:text-indent="0cm" style:auto-text-indent="false"/>
    </style:style>
    <style:style style:name="P79" style:family="paragraph" style:parent-style-name="Dodatek">
      <style:paragraph-properties fo:break-before="page"/>
    </style:style>
    <style:style style:name="P80" style:family="paragraph" style:parent-style-name="Dodatek" style:master-page-name="Konwertuj_20_12">
      <style:paragraph-properties style:page-number="auto"/>
    </style:style>
    <style:style style:name="P81" style:family="paragraph" style:parent-style-name="Nagłówek_20_streszczenia">
      <style:paragraph-properties fo:break-before="page"/>
    </style:style>
    <style:style style:name="P82" style:family="paragraph" style:parent-style-name="Dedykacja">
      <style:paragraph-properties fo:margin-left="-2.251cm" fo:margin-right="0cm" fo:line-height="100%" fo:text-indent="0cm" style:auto-text-indent="false"/>
    </style:style>
    <style:style style:name="P83" style:family="paragraph" style:parent-style-name="Dedykacja" style:master-page-name="Konwertuj_20_3">
      <style:paragraph-properties style:page-number="auto"/>
      <style:text-properties officeooo:rsid="001c7aa4" officeooo:paragraph-rsid="001c7aa4"/>
    </style:style>
    <style:style style:name="P84" style:family="paragraph" style:parent-style-name="Nagłówek_20_spisu" style:master-page-name="Konwertuj_20_5">
      <style:paragraph-properties style:page-number="auto"/>
    </style:style>
    <style:style style:name="P85" style:family="paragraph" style:parent-style-name="Nagłówek_20_spisu" style:master-page-name="Konwertuj_20_6">
      <style:paragraph-properties style:page-number="auto"/>
    </style:style>
    <style:style style:name="P86" style:family="paragraph" style:parent-style-name="Table_20_of_20_Figures">
      <style:paragraph-properties>
        <style:tab-stops>
          <style:tab-stop style:position="14.48cm" style:type="right" style:leader-style="dotted" style:leader-text="."/>
        </style:tab-stops>
      </style:paragraph-properties>
    </style:style>
    <style:style style:name="P87" style:family="paragraph" style:parent-style-name="A1">
      <style:text-properties style:font-name="Times New Roman" style:font-name-complex="Times New Roman"/>
    </style:style>
    <style:style style:name="P88" style:family="paragraph" style:parent-style-name="A1">
      <style:paragraph-properties fo:margin-left="-2.251cm" fo:margin-right="0cm" fo:text-indent="0cm" style:auto-text-indent="false"/>
      <style:text-properties style:font-name="Times New Roman" style:font-name-complex="Times New Roman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small-caps" fo:font-weight="bold" style:font-weight-asian="bold"/>
    </style:style>
    <style:style style:name="T4" style:family="text">
      <style:text-properties fo:font-variant="small-caps" fo:font-weight="bold" style:font-weight-asian="bold" style:font-size-complex="12pt"/>
    </style:style>
    <style:style style:name="T5" style:family="text">
      <style:text-properties fo:font-variant="small-caps" fo:font-size="13pt" fo:font-style="italic" fo:font-weight="bold" style:font-size-asian="13pt" style:language-asian="pl" style:country-asian="PL" style:font-style-asian="italic" style:font-weight-asian="bold"/>
    </style:style>
    <style:style style:name="T6" style:family="text">
      <style:text-properties fo:font-variant="small-caps" fo:font-style="italic" style:font-style-asian="italic"/>
    </style:style>
    <style:style style:name="T7" style:family="text">
      <style:text-properties fo:font-variant="small-caps" fo:font-size="10pt" fo:font-weight="bold" style:font-size-asian="10pt" style:font-weight-asian="bold"/>
    </style:style>
    <style:style style:name="T8" style:family="text">
      <style:text-properties fo:font-variant="small-caps" fo:font-size="15pt" fo:font-style="italic" fo:font-weight="bold" style:font-size-asian="15pt" style:font-style-asian="italic" style:font-weight-asian="bold" style:font-size-complex="15pt"/>
    </style:style>
    <style:style style:name="T9" style:family="text">
      <style:text-properties fo:font-variant="small-caps" fo:font-size="11pt" fo:font-weight="bold" style:font-size-asian="11pt" style:font-weight-asian="bold" style:font-size-complex="11pt"/>
    </style:style>
    <style:style style:name="T10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small-caps" fo:font-size="9pt" style:font-size-asian="9pt" style:font-size-complex="9pt"/>
    </style:style>
    <style:style style:name="T12" style:family="text">
      <style:text-properties fo:font-variant="small-cap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3pt" style:font-size-asian="13pt"/>
    </style:style>
    <style:style style:name="T14" style:family="text">
      <style:text-properties fo:font-style="italic" fo:font-weight="bold" style:font-style-asian="italic" style:font-weight-asian="bold"/>
    </style:style>
    <style:style style:name="T15" style:family="text">
      <style:text-properties fo:font-style="italic" style:font-style-asian="italic"/>
    </style:style>
    <style:style style:name="T16" style:family="text">
      <style:text-properties style:font-size-complex="12pt"/>
    </style:style>
    <style:style style:name="T17" style:family="text">
      <style:text-properties fo:font-size="11pt" style:font-size-asian="11pt"/>
    </style:style>
    <style:style style:name="T18" style:family="text">
      <style:text-properties fo:font-size="11pt" fo:font-weight="bold" style:font-size-asian="11pt" style:font-weight-asian="bold" style:font-weight-complex="bold"/>
    </style:style>
    <style:style style:name="T19" style:family="text">
      <style:text-properties fo:font-size="9pt" style:font-size-asian="9pt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language="pl" fo:country="PL" style:language-asian="pl" style:country-asian="PL"/>
    </style:style>
    <style:style style:name="T22" style:family="text">
      <style:text-properties fo:language="pl" fo:country="PL" fo:font-style="italic" style:language-asian="pl" style:country-asian="PL" style:font-style-asian="italic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size="12pt" style:font-size-asian="12pt"/>
    </style:style>
    <style:style style:name="T25" style:family="text">
      <style:text-properties fo:font-size="12pt" officeooo:rsid="0021b53a" style:font-size-asian="12pt"/>
    </style:style>
    <style:style style:name="T26" style:family="text">
      <style:text-properties officeooo:rsid="00178935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178935" style:font-style-asian="normal" style:font-style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officeooo:rsid="001f4d96"/>
    </style:style>
    <style:style style:name="T31" style:family="text">
      <style:text-properties officeooo:rsid="0020b5a2"/>
    </style:style>
    <style:style style:name="T32" style:family="text">
      <style:text-properties officeooo:rsid="0024fd97"/>
    </style:style>
    <style:style style:name="T33" style:family="text">
      <style:text-properties officeooo:rsid="0026f4a1"/>
    </style:style>
    <style:style style:name="T34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OLE">
      <style:graphic-properties fo:margin-left="0cm" fo:margin-right="0cm" style:vertical-pos="top" style:vertical-rel="baseline" fo:padding="0.002cm" fo:border="none" draw:ole-draw-aspect="1" draw:visible-area-width="2.593cm" draw:visible-area-height="3.545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Rys.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 table:number-columns-repeated="2"/>
        <table:table-column table:style-name="Tabela1.F"/>
        <table:table-row table:style-name="Tabela1.1">
          <table:table-cell table:style-name="Tabela1.A1" table:number-columns-spanned="6" office:value-type="string">
            <text:p text:style-name="P26">Uniwersytet Zielonogórsk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6" office:value-type="string">
            <text:p text:style-name="P29">Wydział Elektrotechniki, Informatyki i telekomunikacj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A3" table:number-columns-spanned="6" office:value-type="string">
            <text:p text:style-name="P25"><text:span text:style-name="T5">Instytut sterowania i systemów informatycznych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4">
          <table:table-cell table:style-name="Tabela1.A4" table:number-columns-spanned="2" office:value-type="string">
            <text:p text:style-name="P28">Kierunek:</text:p>
          </table:table-cell>
          <table:covered-table-cell/>
          <table:table-cell table:style-name="Tabela1.C4" table:number-columns-spanned="4" office:value-type="string">
            <text:p text:style-name="P62">INFORMATYKA</text:p>
          </table:table-cell>
          <table:covered-table-cell/>
          <table:covered-table-cell/>
          <table:covered-table-cell/>
        </table:table-row>
        <table:table-row table:style-name="Tabela1.4">
          <table:table-cell table:style-name="Tabela1.A5" table:number-columns-spanned="2" office:value-type="string">
            <text:p text:style-name="P28">Specjalność:</text:p>
          </table:table-cell>
          <table:covered-table-cell/>
          <table:table-cell table:style-name="Tabela1.A4" table:number-columns-spanned="4" office:value-type="string">
            <text:p text:style-name="P62">SIECIOWE SYSTEMY INFORMATYCZNE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6" table:number-columns-spanned="2" office:value-type="string">
            <text:p text:style-name="P23"><text:span text:style-name="T4">Student </text:span><text:span text:style-name="T3">(</text:span><text:span text:style-name="T7">grupa</text:span><text:span text:style-name="T3">):</text:span></text:p>
          </table:table-cell>
          <table:covered-table-cell/>
          <table:table-cell table:style-name="Tabela1.C6" table:number-columns-spanned="4" office:value-type="string">
            <text:p text:style-name="P62">BARTOSZ BŁASZCZAK (431 IZZ)</text:p>
          </table:table-cell>
          <table:covered-table-cell/>
          <table:covered-table-cell/>
          <table:covered-table-cell/>
        </table:table-row>
        <table:table-row table:style-name="Tabela1.4">
          <table:table-cell table:style-name="Tabela1.A4" table:number-columns-spanned="2" office:value-type="string">
            <text:p text:style-name="P36"><text:span text:style-name="T3">Promotor:</text:span> </text:p>
          </table:table-cell>
          <table:covered-table-cell/>
          <table:table-cell table:style-name="Tabela1.C7" table:number-columns-spanned="4" office:value-type="string">
            <text:p text:style-name="P61">DR INŻ. ANDRZEJ MARCINIAK</text:p>
          </table:table-cell>
          <table:covered-table-cell/>
          <table:covered-table-cell/>
          <table:covered-table-cell/>
        </table:table-row>
        <table:table-row table:style-name="Tabela1.8">
          <table:table-cell table:style-name="Tabela1.A4" table:number-columns-spanned="2" office:value-type="string">
            <text:p text:style-name="P28">Temat pracy:</text:p>
            <text:p text:style-name="P23">wersja polska</text:p>
          </table:table-cell>
          <table:covered-table-cell/>
          <table:table-cell table:style-name="Tabela1.C8" table:number-columns-spanned="4" office:value-type="string">
            <text:p text:style-name="P30">system magazynowo-dystrybucyjny dla małych <text:s/>przedsiębiorstw</text:p>
          </table:table-cell>
          <table:covered-table-cell/>
          <table:covered-table-cell/>
          <table:covered-table-cell/>
        </table:table-row>
        <table:table-row table:style-name="Tabela1.9">
          <table:table-cell table:style-name="Tabela1.A4" table:number-columns-spanned="2" office:value-type="string">
            <text:p text:style-name="P23">wersja angielska</text:p>
          </table:table-cell>
          <table:covered-table-cell/>
          <table:table-cell table:style-name="Tabela1.A4" table:number-columns-spanned="4" office:value-type="string">
            <text:p text:style-name="P31">warehousing and distributing application for small enterprises</text:p>
          </table:table-cell>
          <table:covered-table-cell/>
          <table:covered-table-cell/>
          <table:covered-table-cell/>
        </table:table-row>
        <table:table-row table:style-name="Tabela1.10">
          <table:table-cell table:style-name="Tabela1.A4" table:number-columns-spanned="6" office:value-type="string">
            <text:p text:style-name="P23"><text:span text:style-name="T9">cel pracy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1">
          <table:table-cell table:style-name="Tabela1.A3" table:number-columns-spanned="6" office:value-type="string">
            <text:p text:style-name="P63">Zaprojektowanie i implementacja systemu informatycznego do zarządzania stanem magazynowym i dystrybucji produktów w przedsiębiorstwie. Powstała aplikacja może być samodzielna, jak i <text:s/>stanowić część systemu ERP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0">
          <table:table-cell table:style-name="Tabela1.A4" table:number-columns-spanned="6" office:value-type="string">
            <text:p text:style-name="P23"><text:span text:style-name="T9">zakres pracy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3">
          <table:table-cell table:style-name="Tabela1.A3" table:number-columns-spanned="6" office:value-type="string">
            <text:p text:style-name="P63">Analiza funkcjonalności aplikacji do zarządzania stanem magazynowym i dystrybucji produktów</text:p>
            <text:p text:style-name="P63">Wykonanie projektu i implementacja aplikacji </text:p>
            <text:p text:style-name="P63">Wykonanie testów funkcjonalnych</text:p>
            <text:p text:style-name="P63">Opracowanie dokumentacji projektowej, instrukcji instalacji i użytkowan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4">
          <table:table-cell table:style-name="Tabela1.A3" table:number-columns-spanned="3" office:value-type="string">
            <text:p text:style-name="P27">Data podjęcia tematu: </text:p>
          </table:table-cell>
          <table:covered-table-cell/>
          <table:covered-table-cell/>
          <table:table-cell table:style-name="Tabela1.C4" table:number-columns-spanned="2" office:value-type="string">
            <text:p text:style-name="P64">13.11.2013</text:p>
          </table:table-cell>
          <table:covered-table-cell/>
          <table:table-cell table:style-name="Tabela1.A3" office:value-type="string">
            <text:p text:style-name="P32"/>
          </table:table-cell>
        </table:table-row>
        <table:table-row table:style-name="Tabela1.15">
          <table:table-cell table:style-name="Tabela1.A3" office:value-type="string">
            <text:p text:style-name="P27">Podpisy:</text:p>
          </table:table-cell>
          <table:table-cell table:style-name="Tabela1.B15" table:number-columns-spanned="2" office:value-type="string">
            <text:p text:style-name="P32"/>
          </table:table-cell>
          <table:covered-table-cell/>
          <table:table-cell table:style-name="Tabela1.A3" table:number-columns-spanned="2" office:value-type="string">
            <text:p text:style-name="P32"/>
          </table:table-cell>
          <table:covered-table-cell/>
          <table:table-cell table:style-name="Tabela1.B15" office:value-type="string">
            <text:p text:style-name="P32"/>
          </table:table-cell>
        </table:table-row>
        <table:table-row table:style-name="Tabela1.16">
          <table:table-cell table:style-name="Tabela1.A3" table:number-columns-spanned="4" office:value-type="string">
            <text:p text:style-name="P33">Promotor</text:p>
          </table:table-cell>
          <table:covered-table-cell/>
          <table:covered-table-cell/>
          <table:covered-table-cell/>
          <table:table-cell table:style-name="Tabela1.A3" table:number-columns-spanned="2" office:value-type="string">
            <text:p text:style-name="P33">Student</text:p>
          </table:table-cell>
          <table:covered-table-cell/>
        </table:table-row>
        <table:table-row table:style-name="Tabela1.17">
          <table:table-cell table:style-name="Tabela1.A17" table:number-columns-spanned="4" office:value-type="string">
            <text:p text:style-name="P35"/>
            <text:p text:style-name="P34">....................................................<text:line-break/>Data przyjęcia pracy</text:p>
          </table:table-cell>
          <table:covered-table-cell/>
          <table:covered-table-cell/>
          <table:covered-table-cell/>
          <table:table-cell table:style-name="Tabela1.A17" table:number-columns-spanned="2" office:value-type="string">
            <text:p text:style-name="P35"/>
            <text:p text:style-name="P34">....................................................<text:line-break/>Podpis promotora</text:p>
          </table:table-cell>
          <table:covered-table-cell/>
        </table:table-row>
        <table:table-row table:style-name="Tabela1.1">
          <table:table-cell table:style-name="Tabela1.A18" table:number-columns-spanned="6" office:value-type="string">
            <text:p text:style-name="P36">Wyrażam zgodę na wykorzystanie do celów dydaktycznych i badawczych wyników zawartych w pracy dyplomowej i powstałych programów komputerowych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35"/>
            <text:p text:style-name="P24"><text:span text:style-name="T11">....................................................<text:line-break/>Data</text:span></text:p>
          </table:table-cell>
          <table:covered-table-cell/>
          <table:covered-table-cell/>
          <table:covered-table-cell/>
          <table:table-cell table:style-name="Tabela1.A3" table:number-columns-spanned="2" office:value-type="string">
            <text:p text:style-name="P35"/>
            <text:p text:style-name="P34">....................................................<text:line-break/>Podpis studenta</text:p>
          </table:table-cell>
          <table:covered-table-cell/>
        </table:table-row>
      </table:table>
      <text:p text:style-name="P69"/>
      <text:p text:style-name="P70">UNIWERSYTET ZIELONOGÓRSKI</text:p>
      <text:p text:style-name="Nazwa_20_wydziału">Wydział Elektrotechniki, Informatyki i Telekomunikacji</text:p>
      <text:p text:style-name="P47">PRACA DYPLOMOWA</text:p>
      <text:p text:style-name="P66">S<text:span text:style-name="T6">ystem magazynowo-dystrybucyjny dla małych <text:s/>przedsiębiorstw</text:span></text:p>
      <text:p text:style-name="P72">Bartosz Błaszczak</text:p>
      <text:p text:style-name="P48">Promotor:</text:p>
      <text:p text:style-name="P73"><text:span text:style-name="T26">dr inż. Andrzej Marciniak</text:span></text:p>
      <text:p text:style-name="P73"/>
      <text:p text:style-name="P49">Zielona Góra, <text:span text:style-name="T26">30 VI</text:span> <text:span text:style-name="T26">2015</text:span></text:p>
      <text:p text:style-name="P83">Pracę tę dedykuję mojej ukochanej żonie Karolinie</text:p>
      <text:p text:style-name="P82"><text:soft-page-break/>.............................................<text:tab/><text:tab/><text:tab/><text:tab/><text:tab/><text:tab/>Zielona Góra ...................</text:p>
      <text:p text:style-name="P52">Imię i nazwisko studenta</text:p>
      <text:p text:style-name="P54">Grupa .........................</text:p>
      <text:p text:style-name="P54">Wydział Elektrotechniki,</text:p>
      <text:p text:style-name="P54">Informatyki i Telekomunikacji UZ</text:p>
      <text:p text:style-name="P50"/>
      <text:p text:style-name="P51">OŚWIADCZENIE</text:p>
      <text:p text:style-name="P51"/>
      <text:p text:style-name="P53">Świadomy odpowiedzialności karnej oświadczam, że przedkładana praca dyplomowa pt. </text:p>
      <text:p text:style-name="P55"><text:span text:style-name="T12">„system magazynowo-dystrybucyjny dla małych <text:s/>przedsiębiorstw”</text:span><text:span text:style-name="T16"><text:line-break/>została napisana przeze mnie samodzielnie i nie była wcześniej podstawą żadnej innej urzędowej procedury związanej z nadaniem dyplomu wyższej uczelni lub tytułów zawodowych. Jednocześnie oświadczam, że w/w praca nie narusza praw autorskich w rozumieniu ustawy z dnia 4 lutego 1994r. o prawie autorskim i prawach pokrewnych innych osób (DZ. U. z roku 2000 Nr 80 poz. 904) oraz dóbr osobistych chronionych prawem cywilnym.</text:span></text:p>
      <text:p text:style-name="P53">Oświadczam również, że egzemplarz pracy dyplomowej w formie wydruku komputerowego jest zgodny z egzemplarzem pracy dyplomowej w formie elektronicznej.</text:p>
      <text:p text:style-name="P56"/>
      <text:p text:style-name="P56"/>
      <text:p text:style-name="P57"><text:tab/><text:tab/><text:tab/><text:tab/><text:tab/><text:tab/><text:tab/>.................................................</text:p>
      <text:p text:style-name="P58">podpis <text:s text:c="16"/></text:p>
      <text:section text:style-name="Sect2" text:name="Sekcja1">
        <text:p text:style-name="P1"/>
        <text:p text:style-name="P11"><text:span text:style-name="T17"><text:execute-macro><office:event-listeners><script:event-listener script:language="ooo:StarBasic" script:event-name="dom:click" script:macro-name="application:Standard.Modul1.NoMacro"/></office:event-listeners>[Miejscowośc, data]</text:execute-macro></text:span> </text:p>
        <text:p text:style-name="P2"><text:execute-macro><office:event-listeners><script:event-listener script:language="ooo:StarBasic" script:event-name="dom:click" script:macro-name="application:Standard.Modul1.NoMacro"/></office:event-listeners>[Imiona i nazwiska współautorów]</text:execute-macro></text:p>
        <text:p text:style-name="P4"/>
        <text:p text:style-name="P5"/>
        <text:p text:style-name="P39">Oświadczenie o udziale w realizacji tematu pracy dyplomowej</text:p>
        <text:p text:style-name="P6"/>
        <text:p text:style-name="P6"/>
        <text:p text:style-name="P7"><text:span text:style-name="T18">Temat pracy</text:span><text:span text:style-name="T2">:</text:span> <text:span text:style-name="T10">system magazynowo-dystrybucyjny dla małych <text:s/>przedsiębiorstw</text:span></text:p>
        <text:p text:style-name="P3"><text:span text:style-name="T2">P</text:span><text:span text:style-name="T29">romotor:</text:span><text:span text:style-name="T27"> </text:span><text:span text:style-name="T28">dr inż. Andrzej Marciniak</text:span></text:p>
        <text:p text:style-name="Standard"/>
        <text:p text:style-name="P87"/>
        <text:p text:style-name="Standard"/>
        <text:p text:style-name="Standard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table:number-columns-spanned="2" office:value-type="string">
              <text:p text:style-name="Standard"><text:span text:style-name="T2"><text:execute-macro><office:event-listeners><script:event-listener script:language="ooo:StarBasic" script:event-name="dom:click" script:macro-name="application:Standard.Modul1.NoMacro"/></office:event-listeners>[Imię i nazwisko współautora]</text:execute-macro></text:span><text:span text:style-name="T2"> </text:span></text:p>
              <text:list xml:id="list115672847207895513" text:style-name="WW8Num13">
                <text:list-item>
                  <text:p text:style-name="P12"><text:execute-macro><office:event-listeners><script:event-listener script:language="ooo:StarBasic" script:event-name="dom:click" script:macro-name="application:Standard.Modul1.NoMacro"/></office:event-listeners>[wykaz czynności wykonanych przez tę osobę]</text:execute-macro></text:p>
                </text:list-item>
              </text:list>
              <text:p text:style-name="Standard"/>
            </table:table-cell>
            <table:covered-table-cell/>
          </table:table-row>
          <table:table-row table:style-name="Tabela2.2">
            <table:table-cell table:style-name="Tabela2.A1" office:value-type="string">
              <text:p text:style-name="P13">podpis składającego oświadczenie</text:p>
            </table:table-cell>
            <table:table-cell table:style-name="Tabela2.A1" office:value-type="string">
              <text:p text:style-name="P13">podpis przyjmującego oświadczenie</text:p>
            </table:table-cell>
          </table:table-row>
          <table:table-row table:style-name="Tabela2.2">
            <table:table-cell table:style-name="Tabela2.A3" office:value-type="string">
              <text:p text:style-name="P8"/>
            </table:table-cell>
            <table:table-cell table:style-name="Tabela2.A3" office:value-type="string">
              <text:p text:style-name="P9"/>
            </table:table-cell>
          </table:table-row>
        </table:table>
        <text:p text:style-name="Standard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table:number-columns-spanned="2" office:value-type="string">
              <text:p text:style-name="Standard"><text:span text:style-name="T2"><text:execute-macro><office:event-listeners><script:event-listener script:language="ooo:StarBasic" script:event-name="dom:click" script:macro-name="application:Standard.Modul1.NoMacro"/></office:event-listeners>[imię i nazwisko współautora]</text:execute-macro></text:span><text:span text:style-name="T2"> </text:span></text:p>
              <text:list xml:id="list164050161878366" text:continue-numbering="true" text:style-name="WW8Num13">
                <text:list-item>
                  <text:p text:style-name="P12"><text:execute-macro><office:event-listeners><script:event-listener script:language="ooo:StarBasic" script:event-name="dom:click" script:macro-name="application:Standard.Modul1.NoMacro"/></office:event-listeners>[wykaz czynności wykonanych przez tę osobę]</text:execute-macro></text:p>
                </text:list-item>
              </text:list>
              <text:p text:style-name="Standard"/>
            </table:table-cell>
            <table:covered-table-cell/>
          </table:table-row>
          <table:table-row table:style-name="Tabela3.2">
            <table:table-cell table:style-name="Tabela3.A1" office:value-type="string">
              <text:p text:style-name="P13">podpis składającego oświadczenie</text:p>
            </table:table-cell>
            <table:table-cell table:style-name="Tabela3.A1" office:value-type="string">
              <text:p text:style-name="P13">podpis przyjmującego oświadczenie</text:p>
            </table:table-cell>
          </table:table-row>
          <table:table-row table:style-name="Tabela3.2">
            <table:table-cell table:style-name="Tabela3.A3" office:value-type="string">
              <text:p text:style-name="P8"/>
            </table:table-cell>
            <table:table-cell table:style-name="Tabela3.A3" office:value-type="string">
              <text:p text:style-name="P9"/>
            </table:table-cell>
          </table:table-row>
        </table:table>
        <text:p text:style-name="P88"/>
        <text:p text:style-name="P81">Streszczenie</text:p>
        <text:p text:style-name="P44">Niniejsza praca przedstawia i opisuje system informatyczny wspierający procesy magazynowo-dystrybucyjne dla niewielkich przedsiębiorstw. </text:p>
        <text:p text:style-name="P44">Omówione zostają założenia techniczne i biznesowe na podstawie których stworzony został ten system a także możliwości jego wykorzystania i późniejszej rozbudowy.</text:p>
        <text:p text:style-name="P44">Praca ta zawiera także instrukcje instalacji i użytkowania aplikacji.</text:p>
        <text:p text:style-name="P59"><text:span text:style-name="T1">Słowa kluczowe</text:span>: <text:span text:style-name="T32">magazynowanie, dystrybucja, handel, ERP, małe i średnie przedsiębiorstwa, Mercury</text:span></text:p>
      </text:section>
      <text:p text:style-name="P67">Spis treści</text:p>
      <text:table-of-content text:style-name="Sect1" text:name="Spis treści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501cm" style:leader-char=" 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agłówek_20_literatury"/>
            <text:index-source-style text:style-name="Dodatek"/>
            <text:index-source-style text:style-name="Nagłówek_20_spisu"/>
          </text:index-source-styles>
        </text:table-of-content-source>
        <text:index-body>
          <text:p text:style-name="P68"><text:s/>Spis rysunków<text:tab/><text:a xlink:type="simple" xlink:href="#__RefHeading___Toc211741809" text:style-name="Index_20_Link_20__28_user_29_" text:visited-style-name="Index_20_Link_20__28_user_29_">ix</text:a></text:p>
          <text:p text:style-name="P68"><text:s/>Spis tabel<text:tab/><text:a xlink:type="simple" xlink:href="#__RefHeading___Toc211741810" text:style-name="Index_20_Link_20__28_user_29_" text:visited-style-name="Index_20_Link_20__28_user_29_">x</text:a></text:p>
          <text:p text:style-name="P68">1. Wstęp<text:tab/><text:a xlink:type="simple" xlink:href="#__RefHeading___Toc211741811" text:style-name="Index_20_Link_20__28_user_29_" text:visited-style-name="Index_20_Link_20__28_user_29_">1</text:a></text:p>
          <text:p text:style-name="P68">2. Analiza funkcjonalności aplikacji do zarządzania stanem magazynowym i dystrybucji produktów<text:tab/><text:a xlink:type="simple" xlink:href="#__RefHeading___Toc211741815" text:style-name="Index_20_Link_20__28_user_29_" text:visited-style-name="Index_20_Link_20__28_user_29_">3</text:a></text:p>
          <text:p text:style-name="P68">3. Opis programu<text:tab/><text:a xlink:type="simple" xlink:href="#__RefHeading___Toc211741821" text:style-name="Index_20_Link_20__28_user_29_" text:visited-style-name="Index_20_Link_20__28_user_29_">5</text:a></text:p>
          <text:p text:style-name="P68">4. Prezentacja programu<text:tab/><text:a xlink:type="simple" xlink:href="#__RefHeading__748_2128638108" text:style-name="Index_20_Link_20__28_user_29_" text:visited-style-name="Index_20_Link_20__28_user_29_">6</text:a></text:p>
          <text:p text:style-name="P68">5. Wnioski<text:tab/><text:a xlink:type="simple" xlink:href="#__RefHeading___Toc211741825" text:style-name="Index_20_Link_20__28_user_29_" text:visited-style-name="Index_20_Link_20__28_user_29_">7</text:a></text:p>
          <text:p text:style-name="P68"><text:s/>Literatura<text:tab/><text:a xlink:type="simple" xlink:href="#__RefHeading___Toc211741826" text:style-name="Index_20_Link_20__28_user_29_" text:visited-style-name="Index_20_Link_20__28_user_29_">8</text:a></text:p>
          <text:p text:style-name="P68"><text:s/>Dodatek A. [tytuł]<text:tab/><text:a xlink:type="simple" xlink:href="#__RefHeading___Toc211741827" text:style-name="Index_20_Link_20__28_user_29_" text:visited-style-name="Index_20_Link_20__28_user_29_">9</text:a></text:p>
          <text:p text:style-name="P68"><text:s/>Dodatek B. [tytuł]<text:tab/><text:a xlink:type="simple" xlink:href="#__RefHeading___Toc211741828" text:style-name="Index_20_Link_20__28_user_29_" text:visited-style-name="Index_20_Link_20__28_user_29_">10</text:a></text:p>
        </text:index-body>
      </text:table-of-content>
      <text:p text:style-name="Zwykły"/>
      <text:p text:style-name="P84"><text:bookmark-start text:name="__RefHeading___Toc211741809"/>Spis rysunków<text:bookmark-end text:name="__RefHeading___Toc211741809"/></text:p>
      <text:illustration-index text:style-name="Sect1" text:name="Indeks ilustracji1">
        <text:illustration-index-source text:caption-sequence-name="RYS." text:caption-sequence-format="text">
          <text:index-title-template text:style-name="Illustration_20_Index_20_Heading"/>
          <text:illustration-index-entry-template text:style-name="Illustration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86"><text:span text:style-name="T21">Rys. 2.1. Walec o promieniu </text:span><text:span text:style-name="T22">r</text:span><text:span text:style-name="T21"><text:tab/></text:span><text:a xlink:type="simple" xlink:href="#__RefHeading___Toc211438334" text:style-name="Index_20_Link_20__28_user_29_" text:visited-style-name="Index_20_Link_20__28_user_29_"><text:span text:style-name="T21">3</text:span></text:a></text:p>
        </text:index-body>
      </text:illustration-index>
      <text:p text:style-name="Zwykły"/>
      <text:p text:style-name="P85"><text:bookmark-start text:name="__RefHeading___Toc211741810"/>Spis tabel<text:bookmark-end text:name="__RefHeading___Toc211741810"/></text:p>
      <text:illustration-index text:style-name="Sect1" text:name="Indeks ilustracji1">
        <text:illustration-index-source text:caption-sequence-name="TABELA" text:caption-sequence-format="text">
          <text:index-title-template text:style-name="Illustration_20_Index_20_Heading"/>
          <text:illustration-index-entry-template text:style-name="Illustration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86"><text:span text:style-name="T21">Tabela ‎2.1. Przykład tabeli<text:tab/></text:span><text:a xlink:type="simple" xlink:href="#__RefHeading___Toc211438335" text:style-name="Index_20_Link_20__28_user_29_" text:visited-style-name="Index_20_Link_20__28_user_29_"><text:span text:style-name="T21">3</text:span></text:a></text:p>
        </text:index-body>
      </text:illustration-index>
      <text:p text:style-name="Zwykły"/>
      <text:list xml:id="list3303975579556507570" text:style-name="WW8Num14">
        <text:list-item>
          <text:h text:style-name="P16" text:outline-level="1"><text:bookmark-start text:name="__RefHeading___Toc211741811"/>Wstęp<text:bookmark-end text:name="__RefHeading___Toc211741811"/></text:h>
          <text:list>
            <text:list-item>
              <text:h text:style-name="Heading_20_2" text:outline-level="2"><text:bookmark-start text:name="__RefHeading___Toc211741812"/>Wprowadzenie<text:bookmark-end text:name="__RefHeading___Toc211741812"/></text:h>
            </text:list-item>
          </text:list>
        </text:list-item>
      </text:list>
      <text:p text:style-name="Zwykły"/>
      <text:p text:style-name="P40">Niniejszy przykład stanowi propozycję układu treści pracy pisemnej inżynierskiej, której celem byłoby opracowanie programu do nauko korzystania z pakietu biurowego EdyTOR.</text:p>
      <text:p text:style-name="Zwykły">Oto treść przykładowego wprowadzenia (nieco skrócony, zaleca się rozbudować do ok. ½ strony).</text:p>
      <text:p text:style-name="Zwykły">Oprogramowanie biurowe EdyTOR jest obecnie w powszechnym użyciu. Wielu użytkowników realizuje podstawowe zadania intuicyjnie, nie będąc świadomymi sposobu działania oraz możliwości używanych mechanizmów. Brak wiedzy prowadzi z jednej strony do popełniania łatwych do uniknięcia błędów, z drugiej zaś sprawia, że bardziej zaawansowane mechanizmy i funkcje przez wielu użytkowników w ogóle nie są stosowane. Pracę z oprogramowaniem biurowym można znacząco przyspieszyć oraz podnieść jej jakość przez przeszkolenie użytkowników. Niniejsza praca jest próbą rozwiązania tego problemu przez opracowanie interaktywnej prezentacji edukacyjnej na temat wspomnianego oprogramowania.</text:p>
      <text:list xml:id="list164049383650779" text:continue-numbering="true" text:style-name="WW8Num14">
        <text:list-item>
          <text:list>
            <text:list-item>
              <text:h text:style-name="Heading_20_2" text:outline-level="2"><text:bookmark-start text:name="__RefHeading___Toc211741813"/>Cel i zakres pracy<text:bookmark-end text:name="__RefHeading___Toc211741813"/></text:h>
            </text:list-item>
          </text:list>
        </text:list-item>
      </text:list>
      <text:p text:style-name="Zwykły">Przykład: celem pracy było opracowanie i realizacja projektu prezentacji dydaktycznej, przeznaczonej dla osób pragnących uzupełnić swoją wiedzę w zakresie profesjonalnego wykorzystania pakietu oprogramowania biurowego EdyTOR.</text:p>
      <text:p text:style-name="Zwykły">Praca swym zakresem obejmowała:</text:p>
      <text:p text:style-name="Zwykły">- zgromadzenie i zapoznanie się z literaturą tematu,</text:p>
      <text:p text:style-name="Zwykły">- opracowanie założeń projektu,</text:p>
      <text:p text:style-name="Zwykły">- zaprojektowanie struktury logicznej i interfejsu programu,</text:p>
      <text:p text:style-name="Zwykły">- realizacja programu, testowanie i usunięcie usterek,</text:p>
      <text:p text:style-name="Zwykły"><text:soft-page-break/>- opracowanie pracy pisemnej.</text:p>
      <text:list xml:id="list164050072449215" text:continue-numbering="true" text:style-name="WW8Num14">
        <text:list-item>
          <text:list>
            <text:list-item>
              <text:h text:style-name="Heading_20_2" text:outline-level="2"><text:bookmark-start text:name="__RefHeading___Toc211741814"/>Struktura pracy<text:bookmark-end text:name="__RefHeading___Toc211741814"/></text:h>
            </text:list-item>
          </text:list>
        </text:list-item>
      </text:list>
      <text:p text:style-name="Zwykły">Omówienie treści pracy, w postaci opisu zawartości poszczególnych rozdziałów (1,2,3,…).</text:p>
      <text:p text:style-name="Zwykły"><text:span text:style-name="T1">Uwaga</text:span>: treść tego rozdziału należy napisać <text:span text:style-name="T23">po napisaniu</text:span> pozostałej części pracy.</text:p>
      <text:list xml:id="list164049696138481" text:continue-numbering="true" text:style-name="WW8Num14">
        <text:list-item>
          <text:h text:style-name="P17" text:outline-level="1"><text:bookmark-start text:name="__RefHeading___Toc211741815"/><text:span text:style-name="T30">Opis</text:span> <text:span text:style-name="T30">programu </text:span><text:bookmark-end text:name="__RefHeading___Toc211741815"/></text:h>
        </text:list-item>
      </text:list>
      <text:p text:style-name="Zwykły"><text:span text:style-name="T1">Uwaga</text:span>: wszystkie rozdziały główne pracy (z jednocyfrową numeracją, np. 2.) powinny zaczynać się na nowej stronie.</text:p>
      <text:p text:style-name="Zwykły">W rozdziale powinny znaleźć się następujące treści, podzielone stosownie do potrzeb na podrozdziały: <text:bookmark-start text:name="__RefHeading___Toc211741816"/></text:p>
      <text:p text:style-name="P37">Założenia projektowe<text:bookmark-end text:name="__RefHeading___Toc211741816"/></text:p>
      <text:p text:style-name="Zwykły">[opis zakładanych cech projektowanego programu: założenia projektu, planowana funkcjonalność, schematy relacji, przepływ sterowania, itp.]<text:bookmark-start text:name="__RefHeading___Toc211741817"/></text:p>
      <text:p text:style-name="P37">Dobór narzędzi<text:bookmark-end text:name="__RefHeading___Toc211741817"/></text:p>
      <text:p text:style-name="Zwykły">[przegląd możliwych do wykorzystania w projekcie narzędzi, wraz z uzasadnionym wyborem]<text:bookmark-start text:name="__RefHeading___Toc211741818"/></text:p>
      <text:p text:style-name="P37">Dobór materiału do prezentacji<text:bookmark-end text:name="__RefHeading___Toc211741818"/></text:p>
      <text:p text:style-name="Zwykły">[wykaz zagadnień, jakie planuje się umieścić w wykonywanej prezentacji]<text:bookmark-start text:name="__RefHeading___Toc211741819"/></text:p>
      <text:p text:style-name="Zwykły"><text:span text:style-name="T15">Schemat logiczny prezentacji</text:span><text:bookmark-end text:name="__RefHeading___Toc211741819"/></text:p>
      <text:p text:style-name="Zwykły">[rysunek – szkic budowy warstwy logicznej programu]<text:bookmark-start text:name="__RefHeading___Toc211741820"/></text:p>
      <text:p text:style-name="Zwykły"><text:span text:style-name="T15">Opis realizacji programu</text:span><text:bookmark-end text:name="__RefHeading___Toc211741820"/></text:p>
      <text:p text:style-name="Zwykły">[opis] </text:p>
      <text:p text:style-name="P78"><text:bookmark-start text:name="__RefHeading___Toc211438335"/>Tabela <field:fieldmark-start text:name="__Fieldmark__0_2128638108" field:type="vnd.oasis.opendocument.field.UNHANDLED"><field:param field:name="vnd.oasis.opendocument.field.code" field:value=" STYLEREF 1 \s "/><field:param field:name="vnd.oasis.opendocument.field.id" field:value="10"/></field:fieldmark-start><text:span text:style-name="T21">2</text:span><field:fieldmark-end/>.<text:sequence text:ref-name="refTable0" text:name="Table" text:formula="ooow:Table+1" style:num-format="1">1</text:sequence>. Przykład tabeli<text:bookmark-end text:name="__RefHeading___Toc211438335"/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76">Lp.</text:p>
          </table:table-cell>
          <table:table-cell table:style-name="Tabela4.B1" office:value-type="string">
            <text:p text:style-name="P76">Student</text:p>
          </table:table-cell>
          <table:table-cell table:style-name="Tabela4.B1" office:value-type="string">
            <text:p text:style-name="P76">Kierunek</text:p>
          </table:table-cell>
          <table:table-cell table:style-name="Tabela4.D1" office:value-type="string">
            <text:p text:style-name="P76">Średnia ocen</text:p>
          </table:table-cell>
        </table:table-row>
        <table:table-row table:style-name="Tabela4.1">
          <table:table-cell table:style-name="Tabela4.A2" office:value-type="string">
            <text:p text:style-name="Tekst_20_w_20_tabeli">1.</text:p>
          </table:table-cell>
          <table:table-cell table:style-name="Tabela4.B2" office:value-type="string">
            <text:p text:style-name="Tekst_20_w_20_tabeli">Kowalski Roch</text:p>
          </table:table-cell>
          <table:table-cell table:style-name="Tabela4.B2" office:value-type="string">
            <text:p text:style-name="Tekst_20_w_20_tabeli">Informatyka</text:p>
          </table:table-cell>
          <table:table-cell table:style-name="Tabela4.D2" office:value-type="string">
            <text:p text:style-name="P75">4,34</text:p>
          </table:table-cell>
        </table:table-row>
        <table:table-row table:style-name="Tabela4.1">
          <table:table-cell table:style-name="Tabela4.A3" office:value-type="string">
            <text:p text:style-name="Tekst_20_w_20_tabeli">2.</text:p>
          </table:table-cell>
          <table:table-cell table:style-name="Tabela4.B3" office:value-type="string">
            <text:p text:style-name="Tekst_20_w_20_tabeli">Zagłoba Onufry</text:p>
          </table:table-cell>
          <table:table-cell table:style-name="Tabela4.B3" office:value-type="string">
            <text:p text:style-name="Tekst_20_w_20_tabeli">Matematyka</text:p>
          </table:table-cell>
          <table:table-cell table:style-name="Tabela4.D3" office:value-type="string">
            <text:p text:style-name="P75">3,53</text:p>
          </table:table-cell>
        </table:table-row>
        <table:table-row table:style-name="Tabela4.1">
          <table:table-cell table:style-name="Tabela4.A4" office:value-type="string">
            <text:p text:style-name="Tekst_20_w_20_tabeli">3.</text:p>
          </table:table-cell>
          <table:table-cell table:style-name="Tabela4.B4" office:value-type="string">
            <text:p text:style-name="Tekst_20_w_20_tabeli">Wołodyjowska Barbara</text:p>
          </table:table-cell>
          <table:table-cell table:style-name="Tabela4.B4" office:value-type="string">
            <text:p text:style-name="Tekst_20_w_20_tabeli">Zarządzanie i marketing</text:p>
          </table:table-cell>
          <table:table-cell table:style-name="Tabela4.D4" office:value-type="string">
            <text:p text:style-name="P75">4,67</text:p>
          </table:table-cell>
        </table:table-row>
        <table:table-row table:style-name="Tabela4.1">
          <table:table-cell table:style-name="Tabela4.A5" office:value-type="string">
            <text:p text:style-name="Tekst_20_w_20_tabeli">4.</text:p>
          </table:table-cell>
          <table:table-cell table:style-name="Tabela4.B5" office:value-type="string">
            <text:p text:style-name="Tekst_20_w_20_tabeli">Wołodyjowski Michał</text:p>
          </table:table-cell>
          <table:table-cell table:style-name="Tabela4.B5" office:value-type="string">
            <text:p text:style-name="Tekst_20_w_20_tabeli">Elektrotechnika</text:p>
          </table:table-cell>
          <table:table-cell table:style-name="Tabela4.D5" office:value-type="string">
            <text:p text:style-name="P75">4,78</text:p>
          </table:table-cell>
        </table:table-row>
      </table:table>
      <text:p text:style-name="Zwykły"/>
      <text:p text:style-name="Zwykły">Odsyłacze do tabel i rysunków podaje się w sposób następujący: <text:span text:style-name="T15">w tabeli 2.1.</text:span>,<text:span text:style-name="T15"> na rys. 2.1.</text:span> Dopuszcza się numerowanie ciągłe tabel i rysunków w obrębie całej pracy. Tytuł tabeli podaje się ponad nią, z wyrównaniem do lewego lub prawego margi­nesu. Tytuł rysunku podaje się pod rysunkiem, z wyrównaniem do lewego marginesu lub centrowany.</text:p>
      <text:p text:style-name="P77"><text:soft-page-break/><draw:frame draw:style-name="fr2" draw:name="Obiekt1" text:anchor-type="as-char" svg:width="2.593cm" svg:height="3.545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77"><text:bookmark-start text:name="__RefHeading___Toc211438334"/>Rys. <field:fieldmark-start text:name="__Fieldmark__1_2128638108" field:type="vnd.oasis.opendocument.field.UNHANDLED"><field:param field:name="vnd.oasis.opendocument.field.code" field:value=" STYLEREF 1 \s "/><field:param field:name="vnd.oasis.opendocument.field.id" field:value="10"/></field:fieldmark-start><text:span text:style-name="T21">2</text:span><field:fieldmark-end/>.<text:sequence text:ref-name="refRys.0" text:name="Rys." text:formula="ooow:Rys.+1" style:num-format="1">1</text:sequence>. Walec o promieniu <text:span text:style-name="T15">r</text:span><text:bookmark-end text:name="__RefHeading___Toc211438334"/></text:p>
      <text:p text:style-name="Zwykły"/>
      <text:p text:style-name="Zwykły">Pole koła określa zależność (2.1).</text:p>
      <text:list xml:id="list164049412183807" text:continue-numbering="true" text:style-name="WW8Num14">
        <text:list-item>
          <text:list>
            <text:list-item>
              <text:h text:style-name="P21" text:outline-level="2"><text:bookmark-start text:name="__RefHeading___Toc211741822"/><text:span text:style-name="T31">Schemat UML </text:span><text:bookmark-end text:name="__RefHeading___Toc211741822"/></text:h>
            </text:list-item>
          </text:list>
        </text:list-item>
      </text:list>
      <text:p text:style-name="P42">Aaaa</text:p>
      <text:list xml:id="list164050217482668" text:continue-numbering="true" text:style-name="WW8Num14">
        <text:list-item>
          <text:list>
            <text:list-item>
              <text:h text:style-name="P21" text:outline-level="2"><text:span text:style-name="T31">ss </text:span></text:h>
            </text:list-item>
          </text:list>
        </text:list-item>
      </text:list>
      <text:p text:style-name="P42">ss</text:p>
      <text:list xml:id="list164049114369009" text:continue-numbering="true" text:style-name="WW8Num14">
        <text:list-item>
          <text:list>
            <text:list-item>
              <text:h text:style-name="P21" text:outline-level="2"><text:span text:style-name="T31">gg </text:span></text:h>
            </text:list-item>
          </text:list>
        </text:list-item>
      </text:list>
      <text:p text:style-name="P42">gg</text:p>
      <text:list xml:id="list164049573815129" text:continue-numbering="true" text:style-name="WW8Num14">
        <text:list-item>
          <text:list>
            <text:list-item>
              <text:h text:style-name="P21" text:outline-level="2"><text:span text:style-name="T31">hh </text:span></text:h>
            </text:list-item>
          </text:list>
        </text:list-item>
      </text:list>
      <text:p text:style-name="P42">hh</text:p>
      <text:list xml:id="list164048746949730" text:continue-numbering="true" text:style-name="WW8Num14">
        <text:list-item>
          <text:list>
            <text:list-item>
              <text:h text:style-name="P21" text:outline-level="2"><text:span text:style-name="T31">yy </text:span></text:h>
            </text:list-item>
          </text:list>
        </text:list-item>
      </text:list>
      <text:p text:style-name="P42">yy</text:p>
      <text:list xml:id="list164049188845825" text:continue-numbering="true" text:style-name="WW8Num14">
        <text:list-item>
          <text:list>
            <text:list-item>
              <text:h text:style-name="P21" text:outline-level="2"><text:span text:style-name="T31">uu</text:span></text:h>
            </text:list-item>
          </text:list>
        </text:list-item>
      </text:list>
      <text:p text:style-name="P42">uu</text:p>
      <text:p text:style-name="P42"/>
      <text:h text:style-name="P15" text:outline-level="1"/>
      <text:list xml:id="list164048767420017" text:continue-numbering="true" text:style-name="WW8Num14">
        <text:list-item>
          <text:h text:style-name="P19" text:outline-level="1"><text:bookmark-start text:name="__RefHeading__748_2128638108"/><text:span text:style-name="T30">Prezentacja programu</text:span><text:bookmark-end text:name="__RefHeading__748_2128638108"/></text:h>
          <text:list>
            <text:list-item>
              <text:h text:style-name="P20" text:outline-level="2">Wymagania programowo-sprzętowe</text:h>
            </text:list-item>
          </text:list>
        </text:list-item>
      </text:list>
      <text:p text:style-name="P41"><text:span text:style-name="T15">[określić parametry komputera, na jakim opracowana prezentacja da się uruchomić: klasa procesora (jeśli to istotne), wymagane oprogramowanie, np. określona wersja przeglądarki, obsługującej określone mechanizmy]</text:span></text:p>
      <text:list xml:id="list164049678364132" text:continue-numbering="true" text:style-name="WW8Num14">
        <text:list-item>
          <text:list>
            <text:list-item>
              <text:h text:style-name="P20" text:outline-level="2"><text:bookmark-start text:name="__RefHeading___Toc2117418231"/>Instalowanie i uruchomienie programu<text:bookmark-end text:name="__RefHeading___Toc2117418231"/></text:h>
            </text:list-item>
          </text:list>
        </text:list-item>
      </text:list>
      <text:p text:style-name="P41"><text:span text:style-name="T15">[opisać jak program się instaluje i/lub uruchamia]</text:span></text:p>
      <text:list xml:id="list164049377439540" text:continue-numbering="true" text:style-name="WW8Num14">
        <text:list-item>
          <text:list>
            <text:list-item>
              <text:h text:style-name="P20" text:outline-level="2"><text:bookmark-start text:name="__RefHeading___Toc2117418241"/>Posługiwanie się programem<text:bookmark-end text:name="__RefHeading___Toc2117418241"/></text:h>
            </text:list-item>
          </text:list>
        </text:list-item>
      </text:list>
      <text:p text:style-name="P41"><text:span text:style-name="T15">[ilustrowana instrukcja obsługi (zaczynająca się od ekranu startowego programu), z opisem poszczególnych elementów ekranu, nawigacji itp.]</text:span></text:p>
      <text:list xml:id="list164050130416845" text:continue-numbering="true" text:style-name="WW8Num14">
        <text:list-item>
          <text:h text:style-name="P18" text:outline-level="1"><text:bookmark-start text:name="__RefHeading___Toc211741825"/>Wnioski<text:bookmark-end text:name="__RefHeading___Toc211741825"/></text:h>
        </text:list-item>
      </text:list>
      <text:p text:style-name="P14"><text:span text:style-name="T24">Rozdział ostatni ma zawierać wnioski z realizacji pracy. Wnioski powinny obejmować (w odrębnych akapitach): </text:span></text:p>
      <text:list xml:id="list164049427206264" text:continue-numbering="true" text:style-name="WW8Num14">
        <text:list-item>
          <text:list>
            <text:list-item>
              <text:h text:style-name="P22" text:outline-level="2"><text:span text:style-name="T25">O</text:span><text:span text:style-name="T24">kreślenie czy cel pracy został osiągnięty, </text:span></text:h>
            </text:list-item>
            <text:list-item>
              <text:h text:style-name="P22" text:outline-level="2"><text:span text:style-name="T25">Wyjaśnienie korzyści wnoszonych przez zrealizowanie pracy, </text:span></text:h>
            </text:list-item>
            <text:list-item>
              <text:h text:style-name="P22" text:outline-level="2"><text:span text:style-name="T25">Omówienie problemów napotkanych w trakcie realizacji oraz jak wskazanie sposobów ich rozwiązania, </text:span></text:h>
            </text:list-item>
            <text:list-item>
              <text:h text:style-name="P22" text:outline-level="2"><text:span text:style-name="T25">Wskazanie jak w przyszłości pracę można by rozwinąć lub ulepszyć.</text:span></text:h>
            </text:list-item>
          </text:list>
        </text:list-item>
      </text:list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Zwykły"/>
      <text:p text:style-name="Zwykły"/>
      <text:p text:style-name="P74"><text:bookmark-start text:name="__RefHeading___Toc211741826"/>Literatura<text:bookmark-end text:name="__RefHeading___Toc211741826"/></text:p>
      <text:p text:style-name="P38">[1] PN-N-01623:1984 <text:span text:style-name="T15">Dokumentacja konstrukcyjna. Zasady wykonywania dokumentów tekstowych</text:span></text:p>
      <text:p text:style-name="P38">[2] PN-N-01180:1974 <text:span text:style-name="T15">Opracowania dokumentacyjne. Postanowienia ogólne</text:span></text:p>
      <text:p text:style-name="P38">[3] PN-N-01180:1979 <text:span text:style-name="T15">Opracowania dokumentacyjne. Informacja ekspresowa i przegląd dokumentacyjny</text:span></text:p>
      <text:p text:style-name="P60">[4] http://pl.wikipedia.org/wiki/DHCP</text:p>
      <text:p text:style-name="P60">[5] http://drukarnie.com.pl/statystyki_z_branzy/statystyki_z_branzy.asp</text:p>
      <text:p text:style-name="P60">[6]<text:tab/>J. Kowalski, <text:span text:style-name="T15">Jak składać teksty komputerowe</text:span>, PWN, Warszawa, 1995</text:p>
      <text:p text:style-name="P60">[7]<text:tab/>P. Liszewski, „Skanery”, <text:span text:style-name="T15">PC World Komputer</text:span>, Nr 4, Vol. II, IV.2000,<text:line-break/>ss. 72-73</text:p>
      <text:p text:style-name="P80"><text:bookmark-start text:name="__RefHeading___Toc211741827"/>Dodatek A. [tytuł]<text:bookmark-end text:name="__RefHeading___Toc211741827"/></text:p>
      <text:p text:style-name="P10">[treść dodatku A]</text:p>
      <text:p text:style-name="Dodatek"/>
      <text:p text:style-name="P79"><text:bookmark-start text:name="__RefHeading___Toc211741828"/>Dodatek B. [tytuł]<text:bookmark-end text:name="__RefHeading___Toc211741828"/></text:p>
      <text:p text:style-name="Zwykły">[treść]</text:p>
      <text:p text:style-name="P65">co napisać:</text:p>
      <text:list xml:id="list212763864019510800" text:style-name="L1">
        <text:list-item>
          <text:p text:style-name="P46"><text:span text:style-name="T33">że można rozbudować program o opcje usług</text:span></text:p>
        </text:list-item>
      </text:list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l" fo:country="PL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Zwykły" style:default-outline-level="1" style:list-style-name="WW8Num14" style:class="text">
      <style:paragraph-properties fo:margin-left="0.76cm" fo:margin-right="0cm" fo:margin-top="0cm" fo:margin-bottom="0.635cm" loext:contextual-spacing="false" fo:line-height="150%" fo:text-indent="-0.76cm" style:auto-text-indent="false" fo:keep-with-next="always"/>
      <style:text-properties style:font-name="Arial" fo:font-family="Arial" style:font-family-generic="swiss" style:font-pitch="variable" fo:font-size="14pt" fo:language="pl" fo:country="PL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Zwykły" style:default-outline-level="2" style:list-style-name="WW8Num14" style:class="text">
      <style:paragraph-properties fo:margin-top="0.635cm" fo:margin-bottom="0.212cm" loext:contextual-spacing="false" fo:line-height="150%" fo:keep-with-next="always"/>
      <style:text-properties style:font-name="Arial" fo:font-family="Arial" style:font-family-generic="swiss" style:font-pitch="variable" fo:font-size="12pt" fo:language="pl" fo:country="PL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Zwykły" style:default-outline-level="3" style:list-style-name="WW8Num14" style:class="text">
      <style:paragraph-properties fo:margin-top="0.423cm" fo:margin-bottom="0.423cm" loext:contextual-spacing="false" fo:line-height="150%" fo:keep-with-next="always"/>
      <style:text-properties fo:font-size="12pt" fo:language="pl" fo:country="PL" fo:font-weight="bold" style:font-size-asian="12pt" style:font-weight-asian="bold"/>
    </style:style>
    <style:style style:name="Heading_20_4" style:display-name="Heading 4" style:family="paragraph" style:parent-style-name="Standard" style:next-style-name="Zwykły" style:default-outline-level="4" style:list-style-name="WW8Num14" style:class="text">
      <style:paragraph-properties fo:margin-left="1.52cm" fo:margin-right="0cm" fo:margin-top="0.423cm" fo:margin-bottom="0.423cm" loext:contextual-spacing="false" fo:line-height="150%" fo:text-indent="-1.52cm" style:auto-text-indent="false" fo:keep-with-next="always"/>
      <style:text-properties fo:font-size="12pt" fo:language="pl" fo:country="PL" fo:font-style="italic" style:font-size-asian="12pt" style:font-style-asian="italic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list-style-name="WW8Num1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list-style-name="WW8Num16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list-style-name="WW8Num16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list-style-name="WW8Num16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Footnote" style:family="paragraph" style:parent-style-name="Standard" style:class="extra"/>
    <style:style style:name="Zwykły" style:family="paragraph" style:parent-style-name="Standard">
      <style:paragraph-properties fo:margin-top="0cm" fo:margin-bottom="0.212cm" loext:contextual-spacing="false" fo:line-height="150%" fo:text-align="justify" style:justify-single-word="false"/>
      <style:text-properties fo:font-size="12pt" fo:language="pl" fo:country="PL" style:font-size-asian="12pt"/>
    </style:style>
    <style:style style:name="Stopka_2f_Przypis" style:display-name="Stopka/Przypis" style:family="paragraph" style:parent-style-name="Footnote">
      <style:paragraph-properties fo:text-align="justify" style:justify-single-word="false"/>
      <style:text-properties fo:language="pl" fo:country="PL"/>
    </style:style>
    <style:style style:name="Contents_20_1" style:display-name="Contents 1" style:family="paragraph" style:parent-style-name="Standard" style:next-style-name="Standard" style:class="index">
      <style:paragraph-properties fo:margin-left="0.6cm" fo:margin-right="0.501cm" fo:line-height="150%" fo:text-align="justify" style:justify-single-word="false" fo:text-indent="-0.6cm" style:auto-text-indent="false"/>
      <style:text-properties fo:font-size="12pt" fo:language="pl" fo:country="PL" style:font-size-asian="12pt"/>
    </style:style>
    <style:style style:name="Kod_20_programu" style:display-name="Kod programu" style:family="paragraph" style:parent-style-name="Zwykły">
      <style:paragraph-properties fo:margin-left="0cm" fo:margin-right="0cm" fo:line-height="100%" fo:text-align="start" style:justify-single-word="false" fo:text-indent="0cm" style:auto-text-indent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Contents_20_Heading" style:display-name="Contents Heading" style:family="paragraph" style:parent-style-name="Zwykły" style:next-style-name="Zwykły" style:class="index">
      <style:paragraph-properties fo:margin-left="0cm" fo:margin-right="0cm" fo:margin-top="0cm" fo:margin-bottom="0.635cm" loext:contextual-spacing="false" fo:text-indent="0cm" style:auto-text-indent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9cm" fo:margin-right="0.501cm" fo:line-height="150%" fo:text-align="justify" style:justify-single-word="false" fo:text-indent="-0.3cm" style:auto-text-indent="false">
        <style:tab-stops>
          <style:tab-stop style:position="1.501cm"/>
          <style:tab-stop style:position="14.48cm" style:type="right" style:leader-style="dotted" style:leader-text="."/>
        </style:tab-stops>
      </style:paragraph-properties>
      <style:text-properties fo:font-size="12pt" fo:language="pl" fo:country="PL" style:font-size-asian="12pt" style:language-asian="pl" style:country-asian="PL"/>
    </style:style>
    <style:style style:name="Contents_20_3" style:display-name="Contents 3" style:family="paragraph" style:parent-style-name="Standard" style:next-style-name="Standard" style:class="index">
      <style:paragraph-properties fo:margin-left="2.469cm" fo:margin-right="0.501cm" fo:line-height="150%" fo:text-align="justify" style:justify-single-word="false" fo:text-indent="-1.27cm" style:auto-text-indent="false"/>
      <style:text-properties fo:font-size="12pt" fo:language="pl" fo:country="PL" style:font-size-asian="12pt"/>
    </style:style>
    <style:style style:name="Contents_20_4" style:display-name="Contents 4" style:family="paragraph" style:parent-style-name="Standard" style:next-style-name="Standard" style:class="index">
      <style:paragraph-properties fo:margin-left="3.771cm" fo:margin-right="0.501cm" fo:line-height="150%" fo:text-align="justify" style:justify-single-word="false" fo:text-indent="-1.27cm" style:auto-text-indent="false"/>
      <style:text-properties fo:font-size="12pt" fo:language="pl" fo:country="PL" style:font-size-asian="12pt"/>
    </style:style>
    <style:style style:name="Contents_20_5" style:display-name="Contents 5" style:family="paragraph" style:parent-style-name="Standard" style:next-style-name="Standard" style:class="index">
      <style:paragraph-properties fo:margin-left="1.409cm" fo:margin-right="0cm" fo:line-height="150%" fo:text-indent="0cm" style:auto-text-indent="false"/>
      <style:text-properties fo:font-size="12pt" fo:language="pl" fo:country="PL" style:font-size-asian="12pt"/>
    </style:style>
    <style:style style:name="Contents_20_6" style:display-name="Contents 6" style:family="paragraph" style:parent-style-name="Standard" style:next-style-name="Standard" style:class="index">
      <style:paragraph-properties fo:margin-left="1.76cm" fo:margin-right="0cm" fo:line-height="150%" fo:text-indent="0cm" style:auto-text-indent="false"/>
      <style:text-properties fo:font-size="12pt" fo:language="pl" fo:country="PL" style:font-size-asian="12pt"/>
    </style:style>
    <style:style style:name="Contents_20_7" style:display-name="Contents 7" style:family="paragraph" style:parent-style-name="Standard" style:next-style-name="Standard" style:class="index">
      <style:paragraph-properties fo:margin-left="2.12cm" fo:margin-right="0cm" fo:line-height="150%" fo:text-indent="0cm" style:auto-text-indent="false"/>
      <style:text-properties fo:font-size="12pt" fo:language="pl" fo:country="PL" style:font-size-asian="12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line-height="150%" fo:text-indent="0cm" style:auto-text-indent="false"/>
      <style:text-properties fo:font-size="12pt" fo:language="pl" fo:country="PL" style:font-size-asian="12pt"/>
    </style:style>
    <style:style style:name="Contents_20_9" style:display-name="Contents 9" style:family="paragraph" style:parent-style-name="Standard" style:next-style-name="Standard" style:class="index">
      <style:paragraph-properties fo:margin-left="2.82cm" fo:margin-right="0cm" fo:line-height="150%" fo:text-indent="0cm" style:auto-text-indent="false"/>
      <style:text-properties fo:font-size="12pt" fo:language="pl" fo:country="PL" style:font-size-asian="12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Nazwa_20_Uczelnii" style:display-name="Nazwa Uczelnii" style:family="paragraph" style:parent-style-name="Zwykły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Nazwa_20_wydziału" style:display-name="Nazwa wydziału" style:family="paragraph" style:parent-style-name="Zwykły">
      <style:paragraph-properties fo:margin-left="0cm" fo:margin-right="0cm" fo:margin-top="0cm" fo:margin-bottom="4.233cm" loext:contextual-spacing="false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itle" style:family="paragraph" style:parent-style-name="Zwykły" style:next-style-name="Text_20_body" style:class="chapter">
      <style:paragraph-properties fo:margin-left="0cm" fo:margin-right="0cm" fo:margin-top="0cm" fo:margin-bottom="2.54cm" loext:contextual-spacing="false" fo:text-align="center" style:justify-single-word="false" fo:text-indent="0cm" style:auto-text-indent="false"/>
      <style:text-properties fo:font-variant="small-caps" fo:font-size="20pt" fo:font-weight="bold" style:font-size-asian="20pt" style:font-weight-asian="bold"/>
    </style:style>
    <style:style style:name="Autor" style:family="paragraph" style:parent-style-name="Zwykły">
      <style:paragraph-properties fo:margin-left="0cm" fo:margin-right="0cm" fo:margin-top="0cm" fo:margin-bottom="3.387cm" loext:contextual-spacing="false" fo:text-align="center" style:justify-single-word="false" fo:text-indent="0cm" style:auto-text-indent="false"/>
      <style:text-properties fo:font-size="16pt" style:font-size-asian="16pt"/>
    </style:style>
    <style:style style:name="Promotor" style:family="paragraph" style:parent-style-name="Zwykły">
      <style:paragraph-properties fo:margin-left="0cm" fo:margin-right="0cm" fo:text-align="end" style:justify-single-word="false" fo:text-indent="0cm" style:auto-text-indent="false"/>
      <style:text-properties fo:font-size="14pt" style:font-size-asian="14pt"/>
    </style:style>
    <style:style style:name="Nagłówek_20_literatury" style:display-name="Nagłówek literatury" style:family="paragraph" style:parent-style-name="Heading_20_1" style:next-style-name="Zwykły" style:default-outline-level="" style:list-style-name="">
      <style:paragraph-properties fo:margin-left="0cm" fo:margin-right="0cm" fo:margin-top="0cm" fo:margin-bottom="0.635cm" loext:contextual-spacing="false" fo:line-height="150%" fo:text-indent="0cm" style:auto-text-indent="false"/>
      <style:text-properties fo:language="pl" fo:country="PL"/>
    </style:style>
    <style:style style:name="Caption_20__28_user_29_" style:display-name="Caption (user)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/>
    </style:style>
    <style:style style:name="Tekst_20_w_20_tabeli" style:display-name="Tekst w tabeli" style:family="paragraph" style:parent-style-name="Zwykły">
      <style:paragraph-properties fo:margin-left="0cm" fo:margin-right="0cm" fo:margin-top="0.071cm" fo:margin-bottom="0.071cm" loext:contextual-spacing="false" fo:line-height="100%" fo:text-indent="0cm" style:auto-text-indent="false"/>
      <style:text-properties fo:font-size="10pt" style:font-size-asian="10pt"/>
    </style:style>
    <style:style style:name="Podpis_20_rysunku_20_lub_20_tabeli" style:display-name="Podpis rysunku lub tabeli" style:family="paragraph" style:parent-style-name="Zwykły" style:next-style-name="Zwykły">
      <style:paragraph-properties fo:margin-left="0cm" fo:margin-right="0cm" fo:margin-top="0.212cm" fo:margin-bottom="0.212cm" loext:contextual-spacing="false" fo:line-height="100%" fo:text-align="start" style:justify-single-word="false" fo:text-indent="0cm" style:auto-text-indent="false"/>
      <style:text-properties fo:font-size="10pt" fo:font-weight="bold" style:font-size-asian="10pt" style:font-weight-asian="bold"/>
    </style:style>
    <style:style style:name="Dodatek" style:family="paragraph" style:parent-style-name="Nagłówek_20_literatury" style:next-style-name="Zwykły"/>
    <style:style style:name="Nagłówek_20_streszczenia" style:display-name="Nagłówek streszczenia" style:family="paragraph" style:parent-style-name="Zwykły" style:next-style-name="Zwykły">
      <style:paragraph-properties fo:margin-left="0cm" fo:margin-right="0cm" fo:margin-top="0cm" fo:margin-bottom="0.635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Dedykacja" style:family="paragraph" style:parent-style-name="Zwykły">
      <style:paragraph-properties fo:margin-left="8.001cm" fo:margin-right="0cm" fo:margin-top="18.627cm" fo:margin-bottom="0.212cm" loext:contextual-spacing="false" fo:text-align="start" style:justify-single-word="false" fo:text-indent="0cm" style:auto-text-indent="false"/>
    </style:style>
    <style:style style:name="Nagłówek_20_spisu" style:display-name="Nagłówek spisu" style:family="paragraph" style:parent-style-name="Nagłówek_20_literatury" style:next-style-name="Zwykły"/>
    <style:style style:name="Table_20_of_20_Figures" style:display-name="Table of Figures" style:family="paragraph" style:parent-style-name="Standard" style:next-style-name="Standard">
      <style:paragraph-properties fo:line-height="150%"/>
      <style:text-properties fo:font-size="12pt" fo:language="pl" fo:country="PL" style:font-size-asian="12pt"/>
    </style:style>
    <style:style style:name="Endnote" style:family="paragraph" style:parent-style-name="Standard" style:class="extra"/>
    <style:style style:name="Body_20_Text_20_3" style:display-name="Body Text 3" style:family="paragraph" style:parent-style-name="Standard">
      <style:paragraph-properties fo:margin-top="0.106cm" fo:margin-bottom="0.106cm" loext:contextual-spacing="false" fo:text-align="justify" style:justify-single-word="false">
        <style:tab-stops>
          <style:tab-stop style:position="0.501cm"/>
        </style:tab-stops>
      </style:paragraph-properties>
      <style:text-properties fo:font-size="13pt" style:font-size-asian="13pt" style:font-size-complex="12pt"/>
    </style:style>
    <style:style style:name="rozdzial" style:family="paragraph" style:parent-style-name="Standard">
      <style:paragraph-properties fo:margin-top="0cm" fo:margin-bottom="0.212cm" loext:contextual-spacing="false" style:line-height-at-least="0.635cm" fo:text-align="justify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A1" style:family="paragraph" style:parent-style-name="Standard">
      <style:text-properties style:font-name="Garamond" fo:font-family="Garamond" style:font-family-generic="roman" style:font-pitch="variable" fo:font-size="12pt" style:font-size-asian="12pt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 style:font-size-complex="9pt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Zwykły_20_Char" style:display-name="Zwykły Char" style:family="text" style:parent-style-name="Default_20_Paragraph_20_Font">
      <style:text-properties fo:font-size="12pt" fo:language="pl" fo:country="PL" style:font-size-asian="12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4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4z3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524cm" fo:margin-left="1.524cm"/>
        </style:list-level-properties>
      </text:outline-level-style>
      <text:outline-level-style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6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6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6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6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6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9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9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9z3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524cm" fo:margin-left="1.524cm"/>
        </style:list-level-properties>
      </text:list-level-style-number>
      <text:list-level-style-number text:level="5" text:style-name="WW8Num9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9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9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9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9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5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5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15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5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5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5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5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6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6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6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6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6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6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6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6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7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7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7z3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524cm" fo:margin-left="1.524cm"/>
        </style:list-level-properties>
      </text:list-level-style-number>
      <text:list-level-style-number text:level="5" text:style-name="WW8Num17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7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7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7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7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 style:page-usage="mirrored">
      <style:page-layout-properties fo:page-width="21.001cm" fo:page-height="29.7cm" style:num-format="i" style:print-orientation="portrait" fo:margin-top="2.501cm" fo:margin-bottom="1.3cm" fo:margin-left="4.002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01cm" fo:margin-top="1.102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2.501cm" fo:margin-bottom="1.3cm" fo:margin-left="4.002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01cm" fo:margin-top="1.1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Ramka1" text:anchor-type="paragraph" svg:y="0.002cm" draw:z-index="0"><draw:text-box fo:min-height="0.058cm" fo:min-width="0cm"><text:p text:style-name="Footer"><text:span text:style-name="Page_20_Number"><text:page-number text:select-page="current"/></text:span></text:p><text:p text:style-name="Footer"/></draw:text-box></draw:frame></text:p>
      </style:footer>
      <style:footer-first>
        <text:p text:style-name="Footer"/>
      </style:footer-first>
    </style:master-page>
    <style:master-page style:name="Konwertuj_20_1" style:display-name="Konwertuj 1" style:page-layout-name="Mpm1">
      <style:footer>
        <text:p text:style-name="MP1"><draw:frame draw:style-name="Mfr1" draw:name="Ramka2" text:anchor-type="paragraph" svg:y="0.002cm" draw:z-index="0"><draw:text-box fo:min-height="0.058cm" fo:min-width="0cm"><text:p text:style-name="Footer"><text:span text:style-name="Page_20_Number"><text:page-number text:select-page="current"/></text:span></text:p><text:p text:style-name="Footer"/></draw:text-box></draw:frame></text:p>
      </style:footer>
      <style:footer-first>
        <text:p text:style-name="Footer"/>
      </style:footer-first>
    </style:master-page>
    <style:master-page style:name="Konwertuj_20_2" style:display-name="Konwertuj 2" style:page-layout-name="Mpm1">
      <style:footer>
        <text:p text:style-name="MP1"><draw:frame draw:style-name="Mfr1" draw:name="Ramka3" text:anchor-type="paragraph" svg:y="0.002cm" draw:z-index="10"><draw:text-box fo:min-height="0.058cm" fo:min-width="0cm"><text:p text:style-name="Footer"><text:span text:style-name="Page_20_Number"><text:page-number text:select-page="current">iv</text:page-number></text:span></text:p><text:p text:style-name="Footer"/></draw:text-box></draw:frame></text:p>
      </style:footer>
      <style:footer-first>
        <text:p text:style-name="Footer"/>
      </style:footer-first>
    </style:master-page>
    <style:master-page style:name="Konwertuj_20_3" style:display-name="Konwertuj 3" style:page-layout-name="Mpm1">
      <style:footer>
        <text:p text:style-name="MP1"><draw:frame draw:style-name="Mfr1" draw:name="Ramka4" text:anchor-type="paragraph" svg:y="0.002cm" draw:z-index="4"><draw:text-box fo:min-height="0.058cm" fo:min-width="0cm"><text:p text:style-name="Footer"><text:span text:style-name="Page_20_Number"><text:page-number text:select-page="current">iv</text:page-number></text:span></text:p><text:p text:style-name="Footer"/></draw:text-box></draw:frame></text:p>
      </style:footer>
    </style:master-page>
    <style:master-page style:name="Konwertuj_20_4" style:display-name="Konwertuj 4" style:page-layout-name="Mpm1">
      <style:footer>
        <text:p text:style-name="MP1"><draw:frame draw:style-name="Mfr1" draw:name="Ramka5" text:anchor-type="paragraph" svg:y="0.002cm" draw:z-index="5"><draw:text-box fo:min-height="0.058cm" fo:min-width="0cm"><text:p text:style-name="Footer"><text:span text:style-name="Page_20_Number"><text:page-number text:select-page="current">viii</text:page-number></text:span></text:p><text:p text:style-name="Footer"/></draw:text-box></draw:frame></text:p>
      </style:footer>
    </style:master-page>
    <style:master-page style:name="Konwertuj_20_5" style:display-name="Konwertuj 5" style:page-layout-name="Mpm1">
      <style:footer>
        <text:p text:style-name="MP1"><draw:frame draw:style-name="Mfr1" draw:name="Ramka6" text:anchor-type="paragraph" svg:y="0.002cm" draw:z-index="6"><draw:text-box fo:min-height="0.058cm" fo:min-width="0cm"><text:p text:style-name="Footer"><text:span text:style-name="Page_20_Number"><text:page-number text:select-page="current">ix</text:page-number></text:span></text:p><text:p text:style-name="Footer"/></draw:text-box></draw:frame></text:p>
      </style:footer>
    </style:master-page>
    <style:master-page style:name="Konwertuj_20_6" style:display-name="Konwertuj 6" style:page-layout-name="Mpm1">
      <style:footer>
        <text:p text:style-name="MP1"><draw:frame draw:style-name="Mfr1" draw:name="Ramka7" text:anchor-type="paragraph" svg:y="0.002cm" draw:z-index="7"><draw:text-box fo:min-height="0.058cm" fo:min-width="0cm"><text:p text:style-name="Footer"><text:span text:style-name="Page_20_Number"><text:page-number text:select-page="current">x</text:page-number></text:span></text:p><text:p text:style-name="Footer"/></draw:text-box></draw:frame></text:p>
      </style:footer>
    </style:master-page>
    <style:master-page style:name="Konwertuj_20_7" style:display-name="Konwertuj 7" style:page-layout-name="Mpm2">
      <style:footer>
        <text:p text:style-name="MP1"><draw:frame draw:style-name="Mfr1" draw:name="Ramka8" text:anchor-type="paragraph" svg:y="0.002cm" draw:z-index="9"><draw:text-box fo:min-height="0.058cm" fo:min-width="0cm"><text:p text:style-name="Footer"><text:span text:style-name="Page_20_Number"><text:page-number text:select-page="current">2</text:page-number></text:span></text:p><text:p text:style-name="Footer"/></draw:text-box></draw:frame></text:p>
      </style:footer>
    </style:master-page>
    <style:master-page style:name="Konwertuj_20_8" style:display-name="Konwertuj 8" style:page-layout-name="Mpm2">
      <style:footer>
        <text:p text:style-name="MP1"><draw:frame draw:style-name="Mfr1" draw:name="Ramka9" text:anchor-type="paragraph" svg:y="0.002cm" draw:z-index="14"><draw:text-box fo:min-height="0.058cm" fo:min-width="0cm"><text:p text:style-name="Footer"><text:span text:style-name="Page_20_Number"><text:page-number text:select-page="current">5</text:page-number></text:span></text:p><text:p text:style-name="Footer"/></draw:text-box></draw:frame></text:p>
      </style:footer>
    </style:master-page>
    <style:master-page style:name="Konwertuj_20_9" style:display-name="Konwertuj 9" style:page-layout-name="Mpm2">
      <style:footer>
        <text:p text:style-name="MP1"><draw:frame draw:style-name="Mfr1" draw:name="Ramka10" text:anchor-type="paragraph" svg:y="0.002cm" draw:z-index="11"><draw:text-box fo:min-height="0.058cm" fo:min-width="0cm"><text:p text:style-name="Footer"><text:span text:style-name="Page_20_Number"><text:page-number text:select-page="current">vi</text:page-number></text:span></text:p><text:p text:style-name="Footer"/></draw:text-box></draw:frame></text:p>
      </style:footer>
    </style:master-page>
    <style:master-page style:name="Konwertuj_20_10" style:display-name="Konwertuj 10" style:page-layout-name="Mpm2">
      <style:footer>
        <text:p text:style-name="MP1"><draw:frame draw:style-name="Mfr1" draw:name="Ramka11" text:anchor-type="paragraph" svg:y="0.002cm" draw:z-index="15"><draw:text-box fo:min-height="0.058cm" fo:min-width="0cm"><text:p text:style-name="Footer"><text:span text:style-name="Page_20_Number"><text:page-number text:select-page="current">6</text:page-number></text:span></text:p><text:p text:style-name="Footer"/></draw:text-box></draw:frame></text:p>
      </style:footer>
    </style:master-page>
    <style:master-page style:name="Konwertuj_20_11" style:display-name="Konwertuj 11" style:page-layout-name="Mpm2">
      <style:footer>
        <text:p text:style-name="MP1"><draw:frame draw:style-name="Mfr1" draw:name="Ramka12" text:anchor-type="paragraph" svg:y="0.002cm" draw:z-index="16"><draw:text-box fo:min-height="0.058cm" fo:min-width="0cm"><text:p text:style-name="Footer"><text:span text:style-name="Page_20_Number"><text:page-number text:select-page="current">7</text:page-number></text:span></text:p><text:p text:style-name="Footer"/></draw:text-box></draw:frame></text:p>
      </style:footer>
    </style:master-page>
    <style:master-page style:name="Konwertuj_20_12" style:display-name="Konwertuj 12" style:page-layout-name="Mpm2">
      <style:footer>
        <text:p text:style-name="MP1"><draw:frame draw:style-name="Mfr1" draw:name="Ramka13" text:anchor-type="paragraph" svg:y="0.002cm" draw:z-index="19"><draw:text-box fo:min-height="0.058cm" fo:min-width="0cm"><text:p text:style-name="Footer"><text:span text:style-name="Page_20_Number"><text:page-number text:select-page="current">10</text:page-number></text:span></text:p><text:p text:style-name="Footer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acaDyplomowa</dc:title>
    <dc:subject>Szablon pracy dyplomowej WEIT, UZ</dc:subject>
    <meta:creation-date>2015-06-16T09:16:04.879312324</meta:creation-date>
    <dc:date>2015-06-16T16:40:48.034254085</dc:date>
    <meta:print-date>2010-11-17T09:05:00</meta:print-date>
    <meta:editing-cycles>14</meta:editing-cycles>
    <meta:editing-duration>PT3H22M4S</meta:editing-duration>
    <meta:generator>LibreOffice/4.3.3.2$Linux_X86_64 LibreOffice_project/430m0$Build-2</meta:generator>
    <meta:document-statistic meta:table-count="4" meta:image-count="0" meta:object-count="1" meta:page-count="20" meta:paragraph-count="192" meta:word-count="1079" meta:character-count="8546" meta:non-whitespace-character-count="7627"/>
  </office:meta>
</office:document-meta>
</file>